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daa2" draw:fill-color="#ffdaa2" draw:textarea-horizontal-align="justify" draw:textarea-vertical-align="middle" draw:auto-grow-height="false" fo:min-height="0cm" fo:min-width="8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82cm" fo:min-width="8.099cm"/>
    </style:style>
    <style:style style:name="gr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99cm"/>
    </style:style>
    <style:style style:name="gr5" style:family="graphic" style:parent-style-name="standard">
      <style:graphic-properties draw:stroke="none" svg:stroke-color="#000000" draw:fill="none" draw:fill-color="#ffffff" fo:min-height="0.2cm"/>
    </style:style>
    <style:style style:name="P1" style:family="paragraph">
      <loext:graphic-properties draw:fill-color="#ffdaa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8.499cm" svg:height="5.025cm" draw:transform="rotate (-3.14159265358979) translate (9.24cm 5.768cm)" svg:viewBox="0 0 8500 5026" svg:d="M8500 200v-200h-8500v200zM5656 53c-28 0-50 22-50 50s22 50 50 50 50-22 50-50-22-50-50-50zM5706 53zM5605 154zM5402 53c-28 0-50 22-50 50s22 50 50 50 50-22 50-50-22-50-50-50zM5452 53zM5351 154zM5148 53c-28 0-50 22-50 50s22 50 50 50 50-22 50-50-22-50-50-50zM5198 53zM5097 154zM5910 53c-28 0-50 22-50 50s22 50 50 50 50-22 50-50-22-50-50-50zM5960 53zM5859 154zM6164 53c-28 0-50 22-50 50s22 50 50 50 50-22 50-50-22-50-50-50zM6214 53zM6113 154zM6418 53c-28 0-50 22-50 50s22 50 50 50 50-22 50-50-22-50-50-50zM6468 53zM6367 154zM4894 53c-28 0-50 22-50 50s22 50 50 50 50-22 50-50-22-50-50-50zM4944 53zM4843 154zM4640 53c-28 0-50 22-50 50s22 50 50 50 50-22 50-50-22-50-50-50zM4690 53zM4589 154zM4389 53c-28 0-50 22-50 50s22 50 50 50 50-22 50-50-22-50-50-50zM4439 53zM4338 154zM4132 53c-28 0-50 22-50 50s22 50 50 50 50-22 50-50-22-50-50-50zM4182 53zM4081 154zM3878 53c-28 0-50 22-50 50s22 50 50 50 50-22 50-50-22-50-50-50zM3928 53zM3827 154zM6672 53c-28 0-50 22-50 50s22 50 50 50 50-22 50-50-22-50-50-50zM6722 53zM6621 154zM6926 53c-28 0-50 22-50 50s22 50 50 50 50-22 50-50-22-50-50-50zM6976 53zM6875 154zM7180 53c-28 0-50 22-50 50s22 50 50 50 50-22 50-50-22-50-50-50zM7230 53zM7129 154zM7434 53c-28 0-50 22-50 50s22 50 50 50 50-22 50-50-22-50-50-50zM7484 53zM7383 154zM7688 53c-28 0-50 22-50 50s22 50 50 50 50-22 50-50-22-50-50-50zM7738 53zM7637 154zM7942 53c-28 0-50 22-50 50s22 50 50 50 50-22 50-50-22-50-50-50zM7992 53zM7891 154zM8196 53c-28 0-50 22-50 50s22 50 50 50 50-22 50-50-22-50-50-50zM8246 53zM8145 154zM8450 53c-28 0-50 22-50 50s22 50 50 50 50-22 50-50-22-50-50-50zM8500 53zM8399 154zM3624 53c-28 0-50 22-50 50s22 50 50 50 50-22 50-50-22-50-50-50zM3674 53zM3573 154zM3370 53c-28 0-50 22-50 50s22 50 50 50 50-22 50-50-22-50-50-50zM3420 53zM3319 154zM3116 53c-28 0-50 22-50 50s22 50 50 50 50-22 50-50-22-50-50-50zM3166 53zM3065 154zM2862 53c-28 0-50 22-50 50s22 50 50 50 50-22 50-50-22-50-50-50zM2912 53zM2811 154zM2608 53c-28 0-50 22-50 50s22 50 50 50 50-22 50-50-22-50-50-50zM2658 53zM2557 154zM2354 53c-28 0-50 22-50 50s22 50 50 50 50-22 50-50-22-50-50-50zM2404 53zM2303 154zM2100 53c-28 0-50 22-50 50s22 50 50 50 50-22 50-50-22-50-50-50zM2150 53zM2049 154zM1846 53c-28 0-50 22-50 50s22 50 50 50 50-22 50-50-22-50-50-50zM1896 53zM1795 154zM1592 53c-28 0-50 22-50 50s22 50 50 50 50-22 50-50-22-50-50-50zM1642 53zM1541 154zM1338 53c-28 0-50 22-50 50s22 50 50 50 50-22 50-50-22-50-50-50zM1388 53zM1287 154zM1084 53c-28 0-50 22-50 50s22 50 50 50 50-22 50-50-22-50-50-50zM1134 53zM1033 154zM830 53c-28 0-50 22-50 50s22 50 50 50 50-22 50-50-22-50-50-50zM880 53zM779 154zM576 53c-28 0-50 22-50 50s22 50 50 50 50-22 50-50-22-50-50-50zM626 53zM525 154zM322 53c-28 0-50 22-50 50s22 50 50 50 50-22 50-50-22-50-50-50zM372 53zM271 154zM68 53c-28 0-50 22-50 50s22 50 50 50 50-22 50-50-22-50-50-50zM118 53zM17 154zM8500 454v-200h-8500v200zM5656 307c-28 0-50 22-50 50s22 50 50 50 50-22 50-50-22-50-50-50zM5706 307zM5605 408zM5402 307c-28 0-50 22-50 50s22 50 50 50 50-22 50-50-22-50-50-50zM5452 307zM5351 408zM5148 307c-28 0-50 22-50 50s22 50 50 50 50-22 50-50-22-50-50-50zM5198 307zM5097 408zM5910 307c-28 0-50 22-50 50s22 50 50 50 50-22 50-50-22-50-50-50zM5960 307zM5859 408zM6164 307c-28 0-50 22-50 50s22 50 50 50 50-22 50-50-22-50-50-50zM6214 307zM6113 408zM6418 307c-28 0-50 22-50 50s22 50 50 50 50-22 50-50-22-50-50-50zM6468 307zM6367 408zM4894 307c-28 0-50 22-50 50s22 50 50 50 50-22 50-50-22-50-50-50zM4944 307zM4843 408zM4640 307c-28 0-50 22-50 50s22 50 50 50 50-22 50-50-22-50-50-50zM4690 307zM4589 408zM4389 307c-28 0-50 22-50 50s22 50 50 50 50-22 50-50-22-50-50-50zM4439 307zM4338 408zM4132 307c-28 0-50 22-50 50s22 50 50 50 50-22 50-50-22-50-50-50zM4182 307zM4081 408zM3878 307c-28 0-50 22-50 50s22 50 50 50 50-22 50-50-22-50-50-50zM3928 307zM3827 408zM6672 307c-28 0-50 22-50 50s22 50 50 50 50-22 50-50-22-50-50-50zM6722 307zM6621 408zM6926 307c-28 0-50 22-50 50s22 50 50 50 50-22 50-50-22-50-50-50zM6976 307zM6875 408zM7180 307c-28 0-50 22-50 50s22 50 50 50 50-22 50-50-22-50-50-50zM7230 307zM7129 408zM7434 307c-28 0-50 22-50 50s22 50 50 50 50-22 50-50-22-50-50-50zM7484 307zM7383 408zM7688 307c-28 0-50 22-50 50s22 50 50 50 50-22 50-50-22-50-50-50zM7738 307zM7637 408zM7942 307c-28 0-50 22-50 50s22 50 50 50 50-22 50-50-22-50-50-50zM7992 307zM7891 408zM8196 307c-28 0-50 22-50 50s22 50 50 50 50-22 50-50-22-50-50-50zM8246 307zM8145 408zM8450 307c-28 0-50 22-50 50s22 50 50 50 50-22 50-50-22-50-50-50zM8500 307zM8399 408zM3624 307c-28 0-50 22-50 50s22 50 50 50 50-22 50-50-22-50-50-50zM3674 307zM3573 408zM3370 307c-28 0-50 22-50 50s22 50 50 50 50-22 50-50-22-50-50-50zM3420 307zM3319 408zM3116 307c-28 0-50 22-50 50s22 50 50 50 50-22 50-50-22-50-50-50zM3166 307zM3065 408zM2862 307c-28 0-50 22-50 50s22 50 50 50 50-22 50-50-22-50-50-50zM2912 307zM2811 408zM2608 307c-28 0-50 22-50 50s22 50 50 50 50-22 50-50-22-50-50-50zM2658 307zM2557 408zM2354 307c-28 0-50 22-50 50s22 50 50 50 50-22 50-50-22-50-50-50zM2404 307zM2303 408zM2100 307c-28 0-50 22-50 50s22 50 50 50 50-22 50-50-22-50-50-50zM2150 307zM2049 408zM1846 307c-28 0-50 22-50 50s22 50 50 50 50-22 50-50-22-50-50-50zM1896 307zM1795 408zM1592 307c-28 0-50 22-50 50s22 50 50 50 50-22 50-50-22-50-50-50zM1642 307zM1541 408zM1338 307c-28 0-50 22-50 50s22 50 50 50 50-22 50-50-22-50-50-50zM1388 307zM1287 408zM1084 307c-28 0-50 22-50 50s22 50 50 50 50-22 50-50-22-50-50-50zM1134 307zM1033 408zM830 307c-28 0-50 22-50 50s22 50 50 50 50-22 50-50-22-50-50-50zM880 307zM779 408zM576 307c-28 0-50 22-50 50s22 50 50 50 50-22 50-50-22-50-50-50zM626 307zM525 408zM322 307c-28 0-50 22-50 50s22 50 50 50 50-22 50-50-22-50-50-50zM372 307zM271 408zM68 307c-28 0-50 22-50 50s22 50 50 50 50-22 50-50-22-50-50-50zM118 307zM17 408zM8500 708v-200h-8500v200zM5656 561c-28 0-50 22-50 50s22 50 50 50 50-22 50-50-22-50-50-50zM5706 561zM5605 662zM5402 561c-28 0-50 22-50 50s22 50 50 50 50-22 50-50-22-50-50-50zM5452 561zM5351 662zM5148 561c-28 0-50 22-50 50s22 50 50 50 50-22 50-50-22-50-50-50zM5198 561zM5097 662zM5910 561c-28 0-50 22-50 50s22 50 50 50 50-22 50-50-22-50-50-50zM5960 561zM5859 662zM6164 561c-28 0-50 22-50 50s22 50 50 50 50-22 50-50-22-50-50-50zM6214 561zM6113 662zM6418 561c-28 0-50 22-50 50s22 50 50 50 50-22 50-50-22-50-50-50zM6468 561zM6367 662zM4894 561c-28 0-50 22-50 50s22 50 50 50 50-22 50-50-22-50-50-50zM4944 561zM4843 662zM4640 561c-28 0-50 22-50 50s22 50 50 50 50-22 50-50-22-50-50-50zM4690 561zM4589 662zM4389 561c-28 0-50 22-50 50s22 50 50 50 50-22 50-50-22-50-50-50zM4439 561zM4338 662zM4132 561c-28 0-50 22-50 50s22 50 50 50 50-22 50-50-22-50-50-50zM4182 561zM4081 662zM3878 561c-28 0-50 22-50 50s22 50 50 50 50-22 50-50-22-50-50-50zM3928 561zM3827 662zM6672 561c-28 0-50 22-50 50s22 50 50 50 50-22 50-50-22-50-50-50zM6722 561zM6621 662zM6926 561c-28 0-50 22-50 50s22 50 50 50 50-22 50-50-22-50-50-50zM6976 561zM6875 662zM7180 561c-28 0-50 22-50 50s22 50 50 50 50-22 50-50-22-50-50-50zM7230 561zM7129 662zM7434 561c-28 0-50 22-50 50s22 50 50 50 50-22 50-50-22-50-50-50zM7484 561zM7383 662zM7688 561c-28 0-50 22-50 50s22 50 50 50 50-22 50-50-22-50-50-50zM7738 561zM7637 662zM7942 561c-28 0-50 22-50 50s22 50 50 50 50-22 50-50-22-50-50-50zM7992 561zM7891 662zM8196 561c-28 0-50 22-50 50s22 50 50 50 50-22 50-50-22-50-50-50zM8246 561zM8145 662zM8450 561c-28 0-50 22-50 50s22 50 50 50 50-22 50-50-22-50-50-50zM8500 561zM8399 662zM3624 561c-28 0-50 22-50 50s22 50 50 50 50-22 50-50-22-50-50-50zM3674 561zM3573 662zM3370 561c-28 0-50 22-50 50s22 50 50 50 50-22 50-50-22-50-50-50zM3420 561zM3319 662zM3116 561c-28 0-50 22-50 50s22 50 50 50 50-22 50-50-22-50-50-50zM3166 561zM3065 662zM2862 561c-28 0-50 22-50 50s22 50 50 50 50-22 50-50-22-50-50-50zM2912 561zM2811 662zM2608 561c-28 0-50 22-50 50s22 50 50 50 50-22 50-50-22-50-50-50zM2658 561zM2557 662zM2354 561c-28 0-50 22-50 50s22 50 50 50 50-22 50-50-22-50-50-50zM2404 561zM2303 662zM2100 561c-28 0-50 22-50 50s22 50 50 50 50-22 50-50-22-50-50-50zM2150 561zM2049 662zM1846 561c-28 0-50 22-50 50s22 50 50 50 50-22 50-50-22-50-50-50zM1896 561zM1795 662zM1592 561c-28 0-50 22-50 50s22 50 50 50 50-22 50-50-22-50-50-50zM1642 561zM1541 662zM1338 561c-28 0-50 22-50 50s22 50 50 50 50-22 50-50-22-50-50-50zM1388 561zM1287 662zM1084 561c-28 0-50 22-50 50s22 50 50 50 50-22 50-50-22-50-50-50zM1134 561zM1033 662zM830 561c-28 0-50 22-50 50s22 50 50 50 50-22 50-50-22-50-50-50zM880 561zM779 662zM576 561c-28 0-50 22-50 50s22 50 50 50 50-22 50-50-22-50-50-50zM626 561zM525 662zM322 561c-28 0-50 22-50 50s22 50 50 50 50-22 50-50-22-50-50-50zM372 561zM271 662zM68 561c-28 0-50 22-50 50s22 50 50 50 50-22 50-50-22-50-50-50zM118 561zM17 662zM8500 962v-200h-8500v200zM5656 815c-28 0-50 22-50 50s22 50 50 50 50-22 50-50-22-50-50-50zM5706 815zM5605 916zM5402 815c-28 0-50 22-50 50s22 50 50 50 50-22 50-50-22-50-50-50zM5452 815zM5351 916zM5148 815c-28 0-50 22-50 50s22 50 50 50 50-22 50-50-22-50-50-50zM5198 815zM5097 916zM5910 815c-28 0-50 22-50 50s22 50 50 50 50-22 50-50-22-50-50-50zM5960 815zM5859 916zM6164 815c-28 0-50 22-50 50s22 50 50 50 50-22 50-50-22-50-50-50zM6214 815zM6113 916zM6418 815c-28 0-50 22-50 50s22 50 50 50 50-22 50-50-22-50-50-50zM6468 815zM6367 916zM4894 815c-28 0-50 22-50 50s22 50 50 50 50-22 50-50-22-50-50-50zM4944 815zM4843 916zM4640 815c-28 0-50 22-50 50s22 50 50 50 50-22 50-50-22-50-50-50zM4690 815zM4589 916zM4389 815c-28 0-50 22-50 50s22 50 50 50 50-22 50-50-22-50-50-50zM4439 815zM4338 916zM4132 815c-28 0-50 22-50 50s22 50 50 50 50-22 50-50-22-50-50-50zM4182 815zM4081 916zM3878 815c-28 0-50 22-50 50s22 50 50 50 50-22 50-50-22-50-50-50zM3928 815zM3827 916zM6672 815c-28 0-50 22-50 50s22 50 50 50 50-22 50-50-22-50-50-50zM6722 815zM6621 916zM6926 815c-28 0-50 22-50 50s22 50 50 50 50-22 50-50-22-50-50-50zM6976 815zM6875 916zM7180 815c-28 0-50 22-50 50s22 50 50 50 50-22 50-50-22-50-50-50zM7230 815zM7129 916zM7434 815c-28 0-50 22-50 50s22 50 50 50 50-22 50-50-22-50-50-50zM7484 815zM7383 916zM7688 815c-28 0-50 22-50 50s22 50 50 50 50-22 50-50-22-50-50-50zM7738 815zM7637 916zM7942 815c-28 0-50 22-50 50s22 50 50 50 50-22 50-50-22-50-50-50zM7992 815zM7891 916zM8196 815c-28 0-50 22-50 50s22 50 50 50 50-22 50-50-22-50-50-50zM8246 815zM8145 916zM8450 815c-28 0-50 22-50 50s22 50 50 50 50-22 50-50-22-50-50-50zM8500 815zM8399 916zM3624 815c-28 0-50 22-50 50s22 50 50 50 50-22 50-50-22-50-50-50zM3674 815zM3573 916zM3370 815c-28 0-50 22-50 50s22 50 50 50 50-22 50-50-22-50-50-50zM3420 815zM3319 916zM3116 815c-28 0-50 22-50 50s22 50 50 50 50-22 50-50-22-50-50-50zM3166 815zM3065 916zM2862 815c-28 0-50 22-50 50s22 50 50 50 50-22 50-50-22-50-50-50zM2912 815zM2811 916zM2608 815c-28 0-50 22-50 50s22 50 50 50 50-22 50-50-22-50-50-50zM2658 815zM2557 916zM2354 815c-28 0-50 22-50 50s22 50 50 50 50-22 50-50-22-50-50-50zM2404 815zM2303 916zM2100 815c-28 0-50 22-50 50s22 50 50 50 50-22 50-50-22-50-50-50zM2150 815zM2049 916zM1846 815c-28 0-50 22-50 50s22 50 50 50 50-22 50-50-22-50-50-50zM1896 815zM1795 916zM1592 815c-28 0-50 22-50 50s22 50 50 50 50-22 50-50-22-50-50-50zM1642 815zM1541 916zM1338 815c-28 0-50 22-50 50s22 50 50 50 50-22 50-50-22-50-50-50zM1388 815zM1287 916zM1084 815c-28 0-50 22-50 50s22 50 50 50 50-22 50-50-22-50-50-50zM1134 815zM1033 916zM830 815c-28 0-50 22-50 50s22 50 50 50 50-22 50-50-22-50-50-50zM880 815zM779 916zM576 815c-28 0-50 22-50 50s22 50 50 50 50-22 50-50-22-50-50-50zM626 815zM525 916zM322 815c-28 0-50 22-50 50s22 50 50 50 50-22 50-50-22-50-50-50zM372 815zM271 916zM68 815c-28 0-50 22-50 50s22 50 50 50 50-22 50-50-22-50-50-50zM118 815zM17 916zM8500 1216v-200h-8500v200zM5656 1069c-28 0-50 22-50 50s22 50 50 50 50-22 50-50-22-50-50-50zM5706 1069zM5605 1170zM5402 1069c-28 0-50 22-50 50s22 50 50 50 50-22 50-50-22-50-50-50zM5452 1069zM5351 1170zM5148 1069c-28 0-50 22-50 50s22 50 50 50 50-22 50-50-22-50-50-50zM5198 1069zM5097 1170zM5910 1069c-28 0-50 22-50 50s22 50 50 50 50-22 50-50-22-50-50-50zM5960 1069zM5859 1170zM6164 1069c-28 0-50 22-50 50s22 50 50 50 50-22 50-50-22-50-50-50zM6214 1069zM6113 1170zM6418 1069c-28 0-50 22-50 50s22 50 50 50 50-22 50-50-22-50-50-50zM6468 1069zM6367 1170zM4894 1069c-28 0-50 22-50 50s22 50 50 50 50-22 50-50-22-50-50-50zM4944 1069zM4843 1170zM4640 1069c-28 0-50 22-50 50s22 50 50 50 50-22 50-50-22-50-50-50zM4690 1069zM4589 1170zM4389 1069c-28 0-50 22-50 50s22 50 50 50 50-22 50-50-22-50-50-50zM4439 1069zM4338 1170zM4132 1069c-28 0-50 22-50 50s22 50 50 50 50-22 50-50-22-50-50-50zM4182 1069zM4081 1170zM3878 1069c-28 0-50 22-50 50s22 50 50 50 50-22 50-50-22-50-50-50zM3928 1069zM3827 1170zM6672 1069c-28 0-50 22-50 50s22 50 50 50 50-22 50-50-22-50-50-50zM6722 1069zM6621 1170zM6926 1069c-28 0-50 22-50 50s22 50 50 50 50-22 50-50-22-50-50-50zM6976 1069zM6875 1170zM7180 1069c-28 0-50 22-50 50s22 50 50 50 50-22 50-50-22-50-50-50zM7230 1069zM7129 1170zM7434 1069c-28 0-50 22-50 50s22 50 50 50 50-22 50-50-22-50-50-50zM7484 1069zM7383 1170zM7688 1069c-28 0-50 22-50 50s22 50 50 50 50-22 50-50-22-50-50-50zM7738 1069zM7637 1170zM7942 1069c-28 0-50 22-50 50s22 50 50 50 50-22 50-50-22-50-50-50zM7992 1069zM7891 1170zM8196 1069c-28 0-50 22-50 50s22 50 50 50 50-22 50-50-22-50-50-50zM8246 1069zM8145 1170zM8450 1069c-28 0-50 22-50 50s22 50 50 50 50-22 50-50-22-50-50-50zM8500 1069zM8399 1170zM3624 1069c-28 0-50 22-50 50s22 50 50 50 50-22 50-50-22-50-50-50zM3674 1069zM3573 1170zM3370 1069c-28 0-50 22-50 50s22 50 50 50 50-22 50-50-22-50-50-50zM3420 1069zM3319 1170zM3116 1069c-28 0-50 22-50 50s22 50 50 50 50-22 50-50-22-50-50-50zM3166 1069zM3065 1170zM2862 1069c-28 0-50 22-50 50s22 50 50 50 50-22 50-50-22-50-50-50zM2912 1069zM2811 1170zM2608 1069c-28 0-50 22-50 50s22 50 50 50 50-22 50-50-22-50-50-50zM2658 1069zM2557 1170zM2354 1069c-28 0-50 22-50 50s22 50 50 50 50-22 50-50-22-50-50-50zM2404 1069zM2303 1170zM2100 1069c-28 0-50 22-50 50s22 50 50 50 50-22 50-50-22-50-50-50zM2150 1069zM2049 1170zM1846 1069c-28 0-50 22-50 50s22 50 50 50 50-22 50-50-22-50-50-50zM1896 1069zM1795 1170zM1592 1069c-28 0-50 22-50 50s22 50 50 50 50-22 50-50-22-50-50-50zM1642 1069zM1541 1170zM1338 1069c-28 0-50 22-50 50s22 50 50 50 50-22 50-50-22-50-50-50zM1388 1069zM1287 1170zM1084 1069c-28 0-50 22-50 50s22 50 50 50 50-22 50-50-22-50-50-50zM1134 1069zM1033 1170zM830 1069c-28 0-50 22-50 50s22 50 50 50 50-22 50-50-22-50-50-50zM880 1069zM779 1170zM576 1069c-28 0-50 22-50 50s22 50 50 50 50-22 50-50-22-50-50-50zM626 1069zM525 1170zM322 1069c-28 0-50 22-50 50s22 50 50 50 50-22 50-50-22-50-50-50zM372 1069zM271 1170zM68 1069c-28 0-50 22-50 50s22 50 50 50 50-22 50-50-22-50-50-50zM118 1069zM17 1170zM8500 1470v-200h-8500v200zM5656 1323c-28 0-50 22-50 50s22 50 50 50 50-22 50-50-22-50-50-50zM5706 1323zM5605 1424zM5402 1323c-28 0-50 22-50 50s22 50 50 50 50-22 50-50-22-50-50-50zM5452 1323zM5351 1424zM5148 1323c-28 0-50 22-50 50s22 50 50 50 50-22 50-50-22-50-50-50zM5198 1323zM5097 1424zM5910 1323c-28 0-50 22-50 50s22 50 50 50 50-22 50-50-22-50-50-50zM5960 1323zM5859 1424zM6164 1323c-28 0-50 22-50 50s22 50 50 50 50-22 50-50-22-50-50-50zM6214 1323zM6113 1424zM6418 1323c-28 0-50 22-50 50s22 50 50 50 50-22 50-50-22-50-50-50zM6468 1323zM6367 1424zM4894 1323c-28 0-50 22-50 50s22 50 50 50 50-22 50-50-22-50-50-50zM4944 1323zM4843 1424zM4640 1323c-28 0-50 22-50 50s22 50 50 50 50-22 50-50-22-50-50-50zM4690 1323zM4589 1424zM4389 1323c-28 0-50 22-50 50s22 50 50 50 50-22 50-50-22-50-50-50zM4439 1323zM4338 1424zM4132 1323c-28 0-50 22-50 50s22 50 50 50 50-22 50-50-22-50-50-50zM4182 1323zM4081 1424zM3878 1323c-28 0-50 22-50 50s22 50 50 50 50-22 50-50-22-50-50-50zM3928 1323zM3827 1424zM6672 1323c-28 0-50 22-50 50s22 50 50 50 50-22 50-50-22-50-50-50zM6722 1323zM6621 1424zM6926 1323c-28 0-50 22-50 50s22 50 50 50 50-22 50-50-22-50-50-50zM6976 1323zM6875 1424zM7180 1323c-28 0-50 22-50 50s22 50 50 50 50-22 50-50-22-50-50-50zM7230 1323zM7129 1424zM7434 1323c-28 0-50 22-50 50s22 50 50 50 50-22 50-50-22-50-50-50zM7484 1323zM7383 1424zM7688 1323c-28 0-50 22-50 50s22 50 50 50 50-22 50-50-22-50-50-50zM7738 1323zM7637 1424zM7942 1323c-28 0-50 22-50 50s22 50 50 50 50-22 50-50-22-50-50-50zM7992 1323zM7891 1424zM8196 1323c-28 0-50 22-50 50s22 50 50 50 50-22 50-50-22-50-50-50zM8246 1323zM8145 1424zM8450 1323c-28 0-50 22-50 50s22 50 50 50 50-22 50-50-22-50-50-50zM8500 1323zM8399 1424zM3624 1323c-28 0-50 22-50 50s22 50 50 50 50-22 50-50-22-50-50-50zM3674 1323zM3573 1424zM3370 1323c-28 0-50 22-50 50s22 50 50 50 50-22 50-50-22-50-50-50zM3420 1323zM3319 1424zM3116 1323c-28 0-50 22-50 50s22 50 50 50 50-22 50-50-22-50-50-50zM3166 1323zM3065 1424zM2862 1323c-28 0-50 22-50 50s22 50 50 50 50-22 50-50-22-50-50-50zM2912 1323zM2811 1424zM2608 1323c-28 0-50 22-50 50s22 50 50 50 50-22 50-50-22-50-50-50zM2658 1323zM2557 1424zM2354 1323c-28 0-50 22-50 50s22 50 50 50 50-22 50-50-22-50-50-50zM2404 1323zM2303 1424zM2100 1323c-28 0-50 22-50 50s22 50 50 50 50-22 50-50-22-50-50-50zM2150 1323zM2049 1424zM1846 1323c-28 0-50 22-50 50s22 50 50 50 50-22 50-50-22-50-50-50zM1896 1323zM1795 1424zM1592 1323c-28 0-50 22-50 50s22 50 50 50 50-22 50-50-22-50-50-50zM1642 1323zM1541 1424zM1338 1323c-28 0-50 22-50 50s22 50 50 50 50-22 50-50-22-50-50-50zM1388 1323zM1287 1424zM1084 1323c-28 0-50 22-50 50s22 50 50 50 50-22 50-50-22-50-50-50zM1134 1323zM1033 1424zM830 1323c-28 0-50 22-50 50s22 50 50 50 50-22 50-50-22-50-50-50zM880 1323zM779 1424zM576 1323c-28 0-50 22-50 50s22 50 50 50 50-22 50-50-22-50-50-50zM626 1323zM525 1424zM322 1323c-28 0-50 22-50 50s22 50 50 50 50-22 50-50-22-50-50-50zM372 1323zM271 1424zM68 1323c-28 0-50 22-50 50s22 50 50 50 50-22 50-50-22-50-50-50zM118 1323zM17 1424zM8500 1724v-200h-8500v200zM5656 1577c-28 0-50 22-50 50s22 50 50 50 50-22 50-50-22-50-50-50zM5706 1577zM5605 1678zM5402 1577c-28 0-50 22-50 50s22 50 50 50 50-22 50-50-22-50-50-50zM5452 1577zM5351 1678zM5148 1577c-28 0-50 22-50 50s22 50 50 50 50-22 50-50-22-50-50-50zM5198 1577zM5097 1678zM5910 1577c-28 0-50 22-50 50s22 50 50 50 50-22 50-50-22-50-50-50zM5960 1577zM5859 1678zM6164 1577c-28 0-50 22-50 50s22 50 50 50 50-22 50-50-22-50-50-50zM6214 1577zM6113 1678zM6418 1577c-28 0-50 22-50 50s22 50 50 50 50-22 50-50-22-50-50-50zM6468 1577zM6367 1678zM4894 1577c-28 0-50 22-50 50s22 50 50 50 50-22 50-50-22-50-50-50zM4944 1577zM4843 1678zM4640 1577c-28 0-50 22-50 50s22 50 50 50 50-22 50-50-22-50-50-50zM4690 1577zM4589 1678zM4389 1577c-28 0-50 22-50 50s22 50 50 50 50-22 50-50-22-50-50-50zM4439 1577zM4338 1678zM4132 1577c-28 0-50 22-50 50s22 50 50 50 50-22 50-50-22-50-50-50zM4182 1577zM4081 1678zM3878 1577c-28 0-50 22-50 50s22 50 50 50 50-22 50-50-22-50-50-50zM3928 1577zM3827 1678zM6672 1577c-28 0-50 22-50 50s22 50 50 50 50-22 50-50-22-50-50-50zM6722 1577zM6621 1678zM6926 1577c-28 0-50 22-50 50s22 50 50 50 50-22 50-50-22-50-50-50zM6976 1577zM6875 1678zM7180 1577c-28 0-50 22-50 50s22 50 50 50 50-22 50-50-22-50-50-50zM7230 1577zM7129 1678zM7434 1577c-28 0-50 22-50 50s22 50 50 50 50-22 50-50-22-50-50-50zM7484 1577zM7383 1678zM7688 1577c-28 0-50 22-50 50s22 50 50 50 50-22 50-50-22-50-50-50zM7738 1577zM7637 1678zM7942 1577c-28 0-50 22-50 50s22 50 50 50 50-22 50-50-22-50-50-50zM7992 1577zM7891 1678zM8196 1577c-28 0-50 22-50 50s22 50 50 50 50-22 50-50-22-50-50-50zM8246 1577zM8145 1678zM8450 1577c-28 0-50 22-50 50s22 50 50 50 50-22 50-50-22-50-50-50zM8500 1577zM8399 1678zM3624 1577c-28 0-50 22-50 50s22 50 50 50 50-22 50-50-22-50-50-50zM3674 1577zM3573 1678zM3370 1577c-28 0-50 22-50 50s22 50 50 50 50-22 50-50-22-50-50-50zM3420 1577zM3319 1678zM3116 1577c-28 0-50 22-50 50s22 50 50 50 50-22 50-50-22-50-50-50zM3166 1577zM3065 1678zM2862 1577c-28 0-50 22-50 50s22 50 50 50 50-22 50-50-22-50-50-50zM2912 1577zM2811 1678zM2608 1577c-28 0-50 22-50 50s22 50 50 50 50-22 50-50-22-50-50-50zM2658 1577zM2557 1678zM2354 1577c-28 0-50 22-50 50s22 50 50 50 50-22 50-50-22-50-50-50zM2404 1577zM2303 1678zM2100 1577c-28 0-50 22-50 50s22 50 50 50 50-22 50-50-22-50-50-50zM2150 1577zM2049 1678zM1846 1577c-28 0-50 22-50 50s22 50 50 50 50-22 50-50-22-50-50-50zM1896 1577zM1795 1678zM1592 1577c-28 0-50 22-50 50s22 50 50 50 50-22 50-50-22-50-50-50zM1642 1577zM1541 1678zM1338 1577c-28 0-50 22-50 50s22 50 50 50 50-22 50-50-22-50-50-50zM1388 1577zM1287 1678zM1084 1577c-28 0-50 22-50 50s22 50 50 50 50-22 50-50-22-50-50-50zM1134 1577zM1033 1678zM830 1577c-28 0-50 22-50 50s22 50 50 50 50-22 50-50-22-50-50-50zM880 1577zM779 1678zM576 1577c-28 0-50 22-50 50s22 50 50 50 50-22 50-50-22-50-50-50zM626 1577zM525 1678zM322 1577c-28 0-50 22-50 50s22 50 50 50 50-22 50-50-22-50-50-50zM372 1577zM271 1678zM68 1577c-28 0-50 22-50 50s22 50 50 50 50-22 50-50-22-50-50-50zM118 1577zM17 1678zM8500 1978v-200h-8500v200zM5656 1831c-28 0-50 22-50 50s22 50 50 50 50-22 50-50-22-50-50-50zM5706 1831zM5605 1932zM5402 1831c-28 0-50 22-50 50s22 50 50 50 50-22 50-50-22-50-50-50zM5452 1831zM5351 1932zM5148 1831c-28 0-50 22-50 50s22 50 50 50 50-22 50-50-22-50-50-50zM5198 1831zM5097 1932zM5910 1831c-28 0-50 22-50 50s22 50 50 50 50-22 50-50-22-50-50-50zM5960 1831zM5859 1932zM6164 1831c-28 0-50 22-50 50s22 50 50 50 50-22 50-50-22-50-50-50zM6214 1831zM6113 1932zM6418 1831c-28 0-50 22-50 50s22 50 50 50 50-22 50-50-22-50-50-50zM6468 1831zM6367 1932zM4894 1831c-28 0-50 22-50 50s22 50 50 50 50-22 50-50-22-50-50-50zM4944 1831zM4843 1932zM4640 1831c-28 0-50 22-50 50s22 50 50 50 50-22 50-50-22-50-50-50zM4690 1831zM4589 1932zM4389 1831c-28 0-50 22-50 50s22 50 50 50 50-22 50-50-22-50-50-50zM4439 1831zM4338 1932zM4132 1831c-28 0-50 22-50 50s22 50 50 50 50-22 50-50-22-50-50-50zM4182 1831zM4081 1932zM3878 1831c-28 0-50 22-50 50s22 50 50 50 50-22 50-50-22-50-50-50zM3928 1831zM3827 1932zM6672 1831c-28 0-50 22-50 50s22 50 50 50 50-22 50-50-22-50-50-50zM6722 1831zM6621 1932zM6926 1831c-28 0-50 22-50 50s22 50 50 50 50-22 50-50-22-50-50-50zM6976 1831zM6875 1932zM7180 1831c-28 0-50 22-50 50s22 50 50 50 50-22 50-50-22-50-50-50zM7230 1831zM7129 1932zM7434 1831c-28 0-50 22-50 50s22 50 50 50 50-22 50-50-22-50-50-50zM7484 1831zM7383 1932zM7688 1831c-28 0-50 22-50 50s22 50 50 50 50-22 50-50-22-50-50-50zM7738 1831zM7637 1932zM7942 1831c-28 0-50 22-50 50s22 50 50 50 50-22 50-50-22-50-50-50zM7992 1831zM7891 1932zM8196 1831c-28 0-50 22-50 50s22 50 50 50 50-22 50-50-22-50-50-50zM8246 1831zM8145 1932zM8450 1831c-28 0-50 22-50 50s22 50 50 50 50-22 50-50-22-50-50-50zM8500 1831zM8399 1932zM3624 1831c-28 0-50 22-50 50s22 50 50 50 50-22 50-50-22-50-50-50zM3674 1831zM3573 1932zM3370 1831c-28 0-50 22-50 50s22 50 50 50 50-22 50-50-22-50-50-50zM3420 1831zM3319 1932zM3116 1831c-28 0-50 22-50 50s22 50 50 50 50-22 50-50-22-50-50-50zM3166 1831zM3065 1932zM2862 1831c-28 0-50 22-50 50s22 50 50 50 50-22 50-50-22-50-50-50zM2912 1831zM2811 1932zM2608 1831c-28 0-50 22-50 50s22 50 50 50 50-22 50-50-22-50-50-50zM2658 1831zM2557 1932zM2354 1831c-28 0-50 22-50 50s22 50 50 50 50-22 50-50-22-50-50-50zM2404 1831zM2303 1932zM2100 1831c-28 0-50 22-50 50s22 50 50 50 50-22 50-50-22-50-50-50zM2150 1831zM2049 1932zM1846 1831c-28 0-50 22-50 50s22 50 50 50 50-22 50-50-22-50-50-50zM1896 1831zM1795 1932zM1592 1831c-28 0-50 22-50 50s22 50 50 50 50-22 50-50-22-50-50-50zM1642 1831zM1541 1932zM1338 1831c-28 0-50 22-50 50s22 50 50 50 50-22 50-50-22-50-50-50zM1388 1831zM1287 1932zM1084 1831c-28 0-50 22-50 50s22 50 50 50 50-22 50-50-22-50-50-50zM1134 1831zM1033 1932zM830 1831c-28 0-50 22-50 50s22 50 50 50 50-22 50-50-22-50-50-50zM880 1831zM779 1932zM576 1831c-28 0-50 22-50 50s22 50 50 50 50-22 50-50-22-50-50-50zM626 1831zM525 1932zM322 1831c-28 0-50 22-50 50s22 50 50 50 50-22 50-50-22-50-50-50zM372 1831zM271 1932zM68 1831c-28 0-50 22-50 50s22 50 50 50 50-22 50-50-22-50-50-50zM118 1831zM17 1932zM8500 2232v-200h-8500v200zM5656 2085c-28 0-50 22-50 50s22 50 50 50 50-22 50-50-22-50-50-50zM5706 2085zM5605 2186zM5402 2085c-28 0-50 22-50 50s22 50 50 50 50-22 50-50-22-50-50-50zM5452 2085zM5351 2186zM5148 2085c-28 0-50 22-50 50s22 50 50 50 50-22 50-50-22-50-50-50zM5198 2085zM5097 2186zM5910 2085c-28 0-50 22-50 50s22 50 50 50 50-22 50-50-22-50-50-50zM5960 2085zM5859 2186zM6164 2085c-28 0-50 22-50 50s22 50 50 50 50-22 50-50-22-50-50-50zM6214 2085zM6113 2186zM6418 2085c-28 0-50 22-50 50s22 50 50 50 50-22 50-50-22-50-50-50zM6468 2085zM6367 2186zM4894 2085c-28 0-50 22-50 50s22 50 50 50 50-22 50-50-22-50-50-50zM4944 2085zM4843 2186zM4640 2085c-28 0-50 22-50 50s22 50 50 50 50-22 50-50-22-50-50-50zM4690 2085zM4589 2186zM4389 2085c-28 0-50 22-50 50s22 50 50 50 50-22 50-50-22-50-50-50zM4439 2085zM4338 2186zM4132 2085c-28 0-50 22-50 50s22 50 50 50 50-22 50-50-22-50-50-50zM4182 2085zM4081 2186zM3878 2085c-28 0-50 22-50 50s22 50 50 50 50-22 50-50-22-50-50-50zM3928 2085zM3827 2186zM6672 2085c-28 0-50 22-50 50s22 50 50 50 50-22 50-50-22-50-50-50zM6722 2085zM6621 2186zM6926 2085c-28 0-50 22-50 50s22 50 50 50 50-22 50-50-22-50-50-50zM6976 2085zM6875 2186zM7180 2085c-28 0-50 22-50 50s22 50 50 50 50-22 50-50-22-50-50-50zM7230 2085zM7129 2186zM7434 2085c-28 0-50 22-50 50s22 50 50 50 50-22 50-50-22-50-50-50zM7484 2085zM7383 2186zM7688 2085c-28 0-50 22-50 50s22 50 50 50 50-22 50-50-22-50-50-50zM7738 2085zM7637 2186zM7942 2085c-28 0-50 22-50 50s22 50 50 50 50-22 50-50-22-50-50-50zM7992 2085zM7891 2186zM8196 2085c-28 0-50 22-50 50s22 50 50 50 50-22 50-50-22-50-50-50zM8246 2085zM8145 2186zM8450 2085c-28 0-50 22-50 50s22 50 50 50 50-22 50-50-22-50-50-50zM8500 2085zM8399 2186zM3624 2085c-28 0-50 22-50 50s22 50 50 50 50-22 50-50-22-50-50-50zM3674 2085zM3573 2186zM3370 2085c-28 0-50 22-50 50s22 50 50 50 50-22 50-50-22-50-50-50zM3420 2085zM3319 2186zM3116 2085c-28 0-50 22-50 50s22 50 50 50 50-22 50-50-22-50-50-50zM3166 2085zM3065 2186zM2862 2085c-28 0-50 22-50 50s22 50 50 50 50-22 50-50-22-50-50-50zM2912 2085zM2811 2186zM2608 2085c-28 0-50 22-50 50s22 50 50 50 50-22 50-50-22-50-50-50zM2658 2085zM2557 2186zM2354 2085c-28 0-50 22-50 50s22 50 50 50 50-22 50-50-22-50-50-50zM2404 2085zM2303 2186zM2100 2085c-28 0-50 22-50 50s22 50 50 50 50-22 50-50-22-50-50-50zM2150 2085zM2049 2186zM1846 2085c-28 0-50 22-50 50s22 50 50 50 50-22 50-50-22-50-50-50zM1896 2085zM1795 2186zM1592 2085c-28 0-50 22-50 50s22 50 50 50 50-22 50-50-22-50-50-50zM1642 2085zM1541 2186zM1338 2085c-28 0-50 22-50 50s22 50 50 50 50-22 50-50-22-50-50-50zM1388 2085zM1287 2186zM1084 2085c-28 0-50 22-50 50s22 50 50 50 50-22 50-50-22-50-50-50zM1134 2085zM1033 2186zM830 2085c-28 0-50 22-50 50s22 50 50 50 50-22 50-50-22-50-50-50zM880 2085zM779 2186zM576 2085c-28 0-50 22-50 50s22 50 50 50 50-22 50-50-22-50-50-50zM626 2085zM525 2186zM322 2085c-28 0-50 22-50 50s22 50 50 50 50-22 50-50-22-50-50-50zM372 2085zM271 2186zM68 2085c-28 0-50 22-50 50s22 50 50 50 50-22 50-50-22-50-50-50zM118 2085zM17 2186zM8500 2486v-200h-8500v200zM5656 2339c-28 0-50 22-50 50s22 50 50 50 50-22 50-50-22-50-50-50zM5706 2339zM5605 2440zM5402 2339c-28 0-50 22-50 50s22 50 50 50 50-22 50-50-22-50-50-50zM5452 2339zM5351 2440zM5148 2339c-28 0-50 22-50 50s22 50 50 50 50-22 50-50-22-50-50-50zM5198 2339zM5097 2440zM5910 2339c-28 0-50 22-50 50s22 50 50 50 50-22 50-50-22-50-50-50zM5960 2339zM5859 2440zM6164 2339c-28 0-50 22-50 50s22 50 50 50 50-22 50-50-22-50-50-50zM6214 2339zM6113 2440zM6418 2339c-28 0-50 22-50 50s22 50 50 50 50-22 50-50-22-50-50-50zM6468 2339zM6367 2440zM4894 2339c-28 0-50 22-50 50s22 50 50 50 50-22 50-50-22-50-50-50zM4944 2339zM4843 2440zM4640 2339c-28 0-50 22-50 50s22 50 50 50 50-22 50-50-22-50-50-50zM4690 2339zM4589 2440zM4389 2339c-28 0-50 22-50 50s22 50 50 50 50-22 50-50-22-50-50-50zM4439 2339zM4338 2440zM4132 2339c-28 0-50 22-50 50s22 50 50 50 50-22 50-50-22-50-50-50zM4182 2339zM4081 2440zM3878 2339c-28 0-50 22-50 50s22 50 50 50 50-22 50-50-22-50-50-50zM3928 2339zM3827 2440zM6672 2339c-28 0-50 22-50 50s22 50 50 50 50-22 50-50-22-50-50-50zM6722 2339zM6621 2440zM6926 2339c-28 0-50 22-50 50s22 50 50 50 50-22 50-50-22-50-50-50zM6976 2339zM6875 2440zM7180 2339c-28 0-50 22-50 50s22 50 50 50 50-22 50-50-22-50-50-50zM7230 2339zM7129 2440zM7434 2339c-28 0-50 22-50 50s22 50 50 50 50-22 50-50-22-50-50-50zM7484 2339zM7383 2440zM7688 2339c-28 0-50 22-50 50s22 50 50 50 50-22 50-50-22-50-50-50zM7738 2339zM7637 2440zM7942 2339c-28 0-50 22-50 50s22 50 50 50 50-22 50-50-22-50-50-50zM7992 2339zM7891 2440zM8196 2339c-28 0-50 22-50 50s22 50 50 50 50-22 50-50-22-50-50-50zM8246 2339zM8145 2440zM8450 2339c-28 0-50 22-50 50s22 50 50 50 50-22 50-50-22-50-50-50zM8500 2339zM8399 2440zM3624 2339c-28 0-50 22-50 50s22 50 50 50 50-22 50-50-22-50-50-50zM3674 2339zM3573 2440zM3370 2339c-28 0-50 22-50 50s22 50 50 50 50-22 50-50-22-50-50-50zM3420 2339zM3319 2440zM3116 2339c-28 0-50 22-50 50s22 50 50 50 50-22 50-50-22-50-50-50zM3166 2339zM3065 2440zM2862 2339c-28 0-50 22-50 50s22 50 50 50 50-22 50-50-22-50-50-50zM2912 2339zM2811 2440zM2608 2339c-28 0-50 22-50 50s22 50 50 50 50-22 50-50-22-50-50-50zM2658 2339zM2557 2440zM2354 2339c-28 0-50 22-50 50s22 50 50 50 50-22 50-50-22-50-50-50zM2404 2339zM2303 2440zM2100 2339c-28 0-50 22-50 50s22 50 50 50 50-22 50-50-22-50-50-50zM2150 2339zM2049 2440zM1846 2339c-28 0-50 22-50 50s22 50 50 50 50-22 50-50-22-50-50-50zM1896 2339zM1795 2440zM1592 2339c-28 0-50 22-50 50s22 50 50 50 50-22 50-50-22-50-50-50zM1642 2339zM1541 2440zM1338 2339c-28 0-50 22-50 50s22 50 50 50 50-22 50-50-22-50-50-50zM1388 2339zM1287 2440zM1084 2339c-28 0-50 22-50 50s22 50 50 50 50-22 50-50-22-50-50-50zM1134 2339zM1033 2440zM830 2339c-28 0-50 22-50 50s22 50 50 50 50-22 50-50-22-50-50-50zM880 2339zM779 2440zM576 2339c-28 0-50 22-50 50s22 50 50 50 50-22 50-50-22-50-50-50zM626 2339zM525 2440zM322 2339c-28 0-50 22-50 50s22 50 50 50 50-22 50-50-22-50-50-50zM372 2339zM271 2440zM68 2339c-28 0-50 22-50 50s22 50 50 50 50-22 50-50-22-50-50-50zM118 2339zM17 2440zM8500 2740v-200h-8500v200zM5656 2593c-28 0-50 22-50 50s22 50 50 50 50-22 50-50-22-50-50-50zM5706 2593zM5605 2694zM5402 2593c-28 0-50 22-50 50s22 50 50 50 50-22 50-50-22-50-50-50zM5452 2593zM5351 2694zM5148 2593c-28 0-50 22-50 50s22 50 50 50 50-22 50-50-22-50-50-50zM5198 2593zM5097 2694zM5910 2593c-28 0-50 22-50 50s22 50 50 50 50-22 50-50-22-50-50-50zM5960 2593zM5859 2694zM6164 2593c-28 0-50 22-50 50s22 50 50 50 50-22 50-50-22-50-50-50zM6214 2593zM6113 2694zM6418 2593c-28 0-50 22-50 50s22 50 50 50 50-22 50-50-22-50-50-50zM6468 2593zM6367 2694zM4894 2593c-28 0-50 22-50 50s22 50 50 50 50-22 50-50-22-50-50-50zM4944 2593zM4843 2694zM4640 2593c-28 0-50 22-50 50s22 50 50 50 50-22 50-50-22-50-50-50zM4690 2593zM4589 2694zM4389 2593c-28 0-50 22-50 50s22 50 50 50 50-22 50-50-22-50-50-50zM4439 2593zM4338 2694zM4132 2593c-28 0-50 22-50 50s22 50 50 50 50-22 50-50-22-50-50-50zM4182 2593zM4081 2694zM3878 2593c-28 0-50 22-50 50s22 50 50 50 50-22 50-50-22-50-50-50zM3928 2593zM3827 2694zM6672 2593c-28 0-50 22-50 50s22 50 50 50 50-22 50-50-22-50-50-50zM6722 2593zM6621 2694zM6926 2593c-28 0-50 22-50 50s22 50 50 50 50-22 50-50-22-50-50-50zM6976 2593zM6875 2694zM7180 2593c-28 0-50 22-50 50s22 50 50 50 50-22 50-50-22-50-50-50zM7230 2593zM7129 2694zM7434 2593c-28 0-50 22-50 50s22 50 50 50 50-22 50-50-22-50-50-50zM7484 2593zM7383 2694zM7688 2593c-28 0-50 22-50 50s22 50 50 50 50-22 50-50-22-50-50-50zM7738 2593zM7637 2694zM7942 2593c-28 0-50 22-50 50s22 50 50 50 50-22 50-50-22-50-50-50zM7992 2593zM7891 2694zM8196 2593c-28 0-50 22-50 50s22 50 50 50 50-22 50-50-22-50-50-50zM8246 2593zM8145 2694zM8450 2593c-28 0-50 22-50 50s22 50 50 50 50-22 50-50-22-50-50-50zM8500 2593zM8399 2694zM3624 2593c-28 0-50 22-50 50s22 50 50 50 50-22 50-50-22-50-50-50zM3674 2593zM3573 2694zM3370 2593c-28 0-50 22-50 50s22 50 50 50 50-22 50-50-22-50-50-50zM3420 2593zM3319 2694zM3116 2593c-28 0-50 22-50 50s22 50 50 50 50-22 50-50-22-50-50-50zM3166 2593zM3065 2694zM2862 2593c-28 0-50 22-50 50s22 50 50 50 50-22 50-50-22-50-50-50zM2912 2593zM2811 2694zM2608 2593c-28 0-50 22-50 50s22 50 50 50 50-22 50-50-22-50-50-50zM2658 2593zM2557 2694zM2354 2593c-28 0-50 22-50 50s22 50 50 50 50-22 50-50-22-50-50-50zM2404 2593zM2303 2694zM2100 2593c-28 0-50 22-50 50s22 50 50 50 50-22 50-50-22-50-50-50zM2150 2593zM2049 2694zM1846 2593c-28 0-50 22-50 50s22 50 50 50 50-22 50-50-22-50-50-50zM1896 2593zM1795 2694zM1592 2593c-28 0-50 22-50 50s22 50 50 50 50-22 50-50-22-50-50-50zM1642 2593zM1541 2694zM1338 2593c-28 0-50 22-50 50s22 50 50 50 50-22 50-50-22-50-50-50zM1388 2593zM1287 2694zM1084 2593c-28 0-50 22-50 50s22 50 50 50 50-22 50-50-22-50-50-50zM1134 2593zM1033 2694zM830 2593c-28 0-50 22-50 50s22 50 50 50 50-22 50-50-22-50-50-50zM880 2593zM779 2694zM576 2593c-28 0-50 22-50 50s22 50 50 50 50-22 50-50-22-50-50-50zM626 2593zM525 2694zM322 2593c-28 0-50 22-50 50s22 50 50 50 50-22 50-50-22-50-50-50zM372 2593zM271 2694zM68 2593c-28 0-50 22-50 50s22 50 50 50 50-22 50-50-22-50-50-50zM118 2593zM17 2694zM8500 2994v-200h-8500v200zM5656 2847c-28 0-50 22-50 50s22 50 50 50 50-22 50-50-22-50-50-50zM5706 2847zM5605 2948zM5402 2847c-28 0-50 22-50 50s22 50 50 50 50-22 50-50-22-50-50-50zM5452 2847zM5351 2948zM5148 2847c-28 0-50 22-50 50s22 50 50 50 50-22 50-50-22-50-50-50zM5198 2847zM5097 2948zM5910 2847c-28 0-50 22-50 50s22 50 50 50 50-22 50-50-22-50-50-50zM5960 2847zM5859 2948zM6164 2847c-28 0-50 22-50 50s22 50 50 50 50-22 50-50-22-50-50-50zM6214 2847zM6113 2948zM6418 2847c-28 0-50 22-50 50s22 50 50 50 50-22 50-50-22-50-50-50zM6468 2847zM6367 2948zM4894 2847c-28 0-50 22-50 50s22 50 50 50 50-22 50-50-22-50-50-50zM4944 2847zM4843 2948zM4640 2847c-28 0-50 22-50 50s22 50 50 50 50-22 50-50-22-50-50-50zM4690 2847zM4589 2948zM4389 2847c-28 0-50 22-50 50s22 50 50 50 50-22 50-50-22-50-50-50zM4439 2847zM4338 2948zM4132 2847c-28 0-50 22-50 50s22 50 50 50 50-22 50-50-22-50-50-50zM4182 2847zM4081 2948zM3878 2847c-28 0-50 22-50 50s22 50 50 50 50-22 50-50-22-50-50-50zM3928 2847zM3827 2948zM6672 2847c-28 0-50 22-50 50s22 50 50 50 50-22 50-50-22-50-50-50zM6722 2847zM6621 2948zM6926 2847c-28 0-50 22-50 50s22 50 50 50 50-22 50-50-22-50-50-50zM6976 2847zM6875 2948zM7180 2847c-28 0-50 22-50 50s22 50 50 50 50-22 50-50-22-50-50-50zM7230 2847zM7129 2948zM7434 2847c-28 0-50 22-50 50s22 50 50 50 50-22 50-50-22-50-50-50zM7484 2847zM7383 2948zM7688 2847c-28 0-50 22-50 50s22 50 50 50 50-22 50-50-22-50-50-50zM7738 2847zM7637 2948zM7942 2847c-28 0-50 22-50 50s22 50 50 50 50-22 50-50-22-50-50-50zM7992 2847zM7891 2948zM8196 2847c-28 0-50 22-50 50s22 50 50 50 50-22 50-50-22-50-50-50zM8246 2847zM8145 2948zM8450 2847c-28 0-50 22-50 50s22 50 50 50 50-22 50-50-22-50-50-50zM8500 2847zM8399 2948zM3624 2847c-28 0-50 22-50 50s22 50 50 50 50-22 50-50-22-50-50-50zM3674 2847zM3573 2948zM3370 2847c-28 0-50 22-50 50s22 50 50 50 50-22 50-50-22-50-50-50zM3420 2847zM3319 2948zM3116 2847c-28 0-50 22-50 50s22 50 50 50 50-22 50-50-22-50-50-50zM3166 2847zM3065 2948zM2862 2847c-28 0-50 22-50 50s22 50 50 50 50-22 50-50-22-50-50-50zM2912 2847zM2811 2948zM2608 2847c-28 0-50 22-50 50s22 50 50 50 50-22 50-50-22-50-50-50zM2658 2847zM2557 2948zM2354 2847c-28 0-50 22-50 50s22 50 50 50 50-22 50-50-22-50-50-50zM2404 2847zM2303 2948zM2100 2847c-28 0-50 22-50 50s22 50 50 50 50-22 50-50-22-50-50-50zM2150 2847zM2049 2948zM1846 2847c-28 0-50 22-50 50s22 50 50 50 50-22 50-50-22-50-50-50zM1896 2847zM1795 2948zM1592 2847c-28 0-50 22-50 50s22 50 50 50 50-22 50-50-22-50-50-50zM1642 2847zM1541 2948zM1338 2847c-28 0-50 22-50 50s22 50 50 50 50-22 50-50-22-50-50-50zM1388 2847zM1287 2948zM1084 2847c-28 0-50 22-50 50s22 50 50 50 50-22 50-50-22-50-50-50zM1134 2847zM1033 2948zM830 2847c-28 0-50 22-50 50s22 50 50 50 50-22 50-50-22-50-50-50zM880 2847zM779 2948zM576 2847c-28 0-50 22-50 50s22 50 50 50 50-22 50-50-22-50-50-50zM626 2847zM525 2948zM322 2847c-28 0-50 22-50 50s22 50 50 50 50-22 50-50-22-50-50-50zM372 2847zM271 2948zM68 2847c-28 0-50 22-50 50s22 50 50 50 50-22 50-50-22-50-50-50zM118 2847zM17 2948zM8500 3248v-200h-8500v200zM5656 3101c-28 0-50 22-50 50s22 50 50 50 50-22 50-50-22-50-50-50zM5706 3101zM5605 3202zM5402 3101c-28 0-50 22-50 50s22 50 50 50 50-22 50-50-22-50-50-50zM5452 3101zM5351 3202zM5148 3101c-28 0-50 22-50 50s22 50 50 50 50-22 50-50-22-50-50-50zM5198 3101zM5097 3202zM5910 3101c-28 0-50 22-50 50s22 50 50 50 50-22 50-50-22-50-50-50zM5960 3101zM5859 3202zM6164 3101c-28 0-50 22-50 50s22 50 50 50 50-22 50-50-22-50-50-50zM6214 3101zM6113 3202zM6418 3101c-28 0-50 22-50 50s22 50 50 50 50-22 50-50-22-50-50-50zM6468 3101zM6367 3202zM4894 3101c-28 0-50 22-50 50s22 50 50 50 50-22 50-50-22-50-50-50zM4944 3101zM4843 3202zM4640 3101c-28 0-50 22-50 50s22 50 50 50 50-22 50-50-22-50-50-50zM4690 3101zM4589 3202zM4389 3101c-28 0-50 22-50 50s22 50 50 50 50-22 50-50-22-50-50-50zM4439 3101zM4338 3202zM4132 3101c-28 0-50 22-50 50s22 50 50 50 50-22 50-50-22-50-50-50zM4182 3101zM4081 3202zM3878 3101c-28 0-50 22-50 50s22 50 50 50 50-22 50-50-22-50-50-50zM3928 3101zM3827 3202zM6672 3101c-28 0-50 22-50 50s22 50 50 50 50-22 50-50-22-50-50-50zM6722 3101zM6621 3202zM6926 3101c-28 0-50 22-50 50s22 50 50 50 50-22 50-50-22-50-50-50zM6976 3101zM6875 3202zM7180 3101c-28 0-50 22-50 50s22 50 50 50 50-22 50-50-22-50-50-50zM7230 3101zM7129 3202zM7434 3101c-28 0-50 22-50 50s22 50 50 50 50-22 50-50-22-50-50-50zM7484 3101zM7383 3202zM7688 3101c-28 0-50 22-50 50s22 50 50 50 50-22 50-50-22-50-50-50zM7738 3101zM7637 3202zM7942 3101c-28 0-50 22-50 50s22 50 50 50 50-22 50-50-22-50-50-50zM7992 3101zM7891 3202zM8196 3101c-28 0-50 22-50 50s22 50 50 50 50-22 50-50-22-50-50-50zM8246 3101zM8145 3202zM8450 3101c-28 0-50 22-50 50s22 50 50 50 50-22 50-50-22-50-50-50zM8500 3101zM8399 3202zM3624 3101c-28 0-50 22-50 50s22 50 50 50 50-22 50-50-22-50-50-50zM3674 3101zM3573 3202zM3370 3101c-28 0-50 22-50 50s22 50 50 50 50-22 50-50-22-50-50-50zM3420 3101zM3319 3202zM3116 3101c-28 0-50 22-50 50s22 50 50 50 50-22 50-50-22-50-50-50zM3166 3101zM3065 3202zM2862 3101c-28 0-50 22-50 50s22 50 50 50 50-22 50-50-22-50-50-50zM2912 3101zM2811 3202zM2608 3101c-28 0-50 22-50 50s22 50 50 50 50-22 50-50-22-50-50-50zM2658 3101zM2557 3202zM2354 3101c-28 0-50 22-50 50s22 50 50 50 50-22 50-50-22-50-50-50zM2404 3101zM2303 3202zM2100 3101c-28 0-50 22-50 50s22 50 50 50 50-22 50-50-22-50-50-50zM2150 3101zM2049 3202zM1846 3101c-28 0-50 22-50 50s22 50 50 50 50-22 50-50-22-50-50-50zM1896 3101zM1795 3202zM1592 3101c-28 0-50 22-50 50s22 50 50 50 50-22 50-50-22-50-50-50zM1642 3101zM1541 3202zM1338 3101c-28 0-50 22-50 50s22 50 50 50 50-22 50-50-22-50-50-50zM1388 3101zM1287 3202zM1084 3101c-28 0-50 22-50 50s22 50 50 50 50-22 50-50-22-50-50-50zM1134 3101zM1033 3202zM830 3101c-28 0-50 22-50 50s22 50 50 50 50-22 50-50-22-50-50-50zM880 3101zM779 3202zM576 3101c-28 0-50 22-50 50s22 50 50 50 50-22 50-50-22-50-50-50zM626 3101zM525 3202zM322 3101c-28 0-50 22-50 50s22 50 50 50 50-22 50-50-22-50-50-50zM372 3101zM271 3202zM68 3101c-28 0-50 22-50 50s22 50 50 50 50-22 50-50-22-50-50-50zM118 3101zM17 3202zM8500 3502v-200h-8500v200zM5656 3355c-28 0-50 22-50 50s22 50 50 50 50-22 50-50-22-50-50-50zM5706 3355zM5605 3456zM5402 3355c-28 0-50 22-50 50s22 50 50 50 50-22 50-50-22-50-50-50zM5452 3355zM5351 3456zM5148 3355c-28 0-50 22-50 50s22 50 50 50 50-22 50-50-22-50-50-50zM5198 3355zM5097 3456zM5910 3355c-28 0-50 22-50 50s22 50 50 50 50-22 50-50-22-50-50-50zM5960 3355zM5859 3456zM6164 3355c-28 0-50 22-50 50s22 50 50 50 50-22 50-50-22-50-50-50zM6214 3355zM6113 3456zM6418 3355c-28 0-50 22-50 50s22 50 50 50 50-22 50-50-22-50-50-50zM6468 3355zM6367 3456zM4894 3355c-28 0-50 22-50 50s22 50 50 50 50-22 50-50-22-50-50-50zM4944 3355zM4843 3456zM4640 3355c-28 0-50 22-50 50s22 50 50 50 50-22 50-50-22-50-50-50zM4690 3355zM4589 3456zM4389 3355c-28 0-50 22-50 50s22 50 50 50 50-22 50-50-22-50-50-50zM4439 3355zM4338 3456zM4132 3355c-28 0-50 22-50 50s22 50 50 50 50-22 50-50-22-50-50-50zM4182 3355zM4081 3456zM3878 3355c-28 0-50 22-50 50s22 50 50 50 50-22 50-50-22-50-50-50zM3928 3355zM3827 3456zM6672 3355c-28 0-50 22-50 50s22 50 50 50 50-22 50-50-22-50-50-50zM6722 3355zM6621 3456zM6926 3355c-28 0-50 22-50 50s22 50 50 50 50-22 50-50-22-50-50-50zM6976 3355zM6875 3456zM7180 3355c-28 0-50 22-50 50s22 50 50 50 50-22 50-50-22-50-50-50zM7230 3355zM7129 3456zM7434 3355c-28 0-50 22-50 50s22 50 50 50 50-22 50-50-22-50-50-50zM7484 3355zM7383 3456zM7688 3355c-28 0-50 22-50 50s22 50 50 50 50-22 50-50-22-50-50-50zM7738 3355zM7637 3456zM7942 3355c-28 0-50 22-50 50s22 50 50 50 50-22 50-50-22-50-50-50zM7992 3355zM7891 3456zM8196 3355c-28 0-50 22-50 50s22 50 50 50 50-22 50-50-22-50-50-50zM8246 3355zM8145 3456zM8450 3355c-28 0-50 22-50 50s22 50 50 50 50-22 50-50-22-50-50-50zM8500 3355zM8399 3456zM3624 3355c-28 0-50 22-50 50s22 50 50 50 50-22 50-50-22-50-50-50zM3674 3355zM3573 3456zM3370 3355c-28 0-50 22-50 50s22 50 50 50 50-22 50-50-22-50-50-50zM3420 3355zM3319 3456zM3116 3355c-28 0-50 22-50 50s22 50 50 50 50-22 50-50-22-50-50-50zM3166 3355zM3065 3456zM2862 3355c-28 0-50 22-50 50s22 50 50 50 50-22 50-50-22-50-50-50zM2912 3355zM2811 3456zM2608 3355c-28 0-50 22-50 50s22 50 50 50 50-22 50-50-22-50-50-50zM2658 3355zM2557 3456zM2354 3355c-28 0-50 22-50 50s22 50 50 50 50-22 50-50-22-50-50-50zM2404 3355zM2303 3456zM2100 3355c-28 0-50 22-50 50s22 50 50 50 50-22 50-50-22-50-50-50zM2150 3355zM2049 3456zM1846 3355c-28 0-50 22-50 50s22 50 50 50 50-22 50-50-22-50-50-50zM1896 3355zM1795 3456zM1592 3355c-28 0-50 22-50 50s22 50 50 50 50-22 50-50-22-50-50-50zM1642 3355zM1541 3456zM1338 3355c-28 0-50 22-50 50s22 50 50 50 50-22 50-50-22-50-50-50zM1388 3355zM1287 3456zM1084 3355c-28 0-50 22-50 50s22 50 50 50 50-22 50-50-22-50-50-50zM1134 3355zM1033 3456zM830 3355c-28 0-50 22-50 50s22 50 50 50 50-22 50-50-22-50-50-50zM880 3355zM779 3456zM576 3355c-28 0-50 22-50 50s22 50 50 50 50-22 50-50-22-50-50-50zM626 3355zM525 3456zM322 3355c-28 0-50 22-50 50s22 50 50 50 50-22 50-50-22-50-50-50zM372 3355zM271 3456zM68 3355c-28 0-50 22-50 50s22 50 50 50 50-22 50-50-22-50-50-50zM118 3355zM17 3456zM8500 3756v-200h-8500v200zM5656 3609c-28 0-50 22-50 50s22 50 50 50 50-22 50-50-22-50-50-50zM5706 3609zM5605 3710zM5402 3609c-28 0-50 22-50 50s22 50 50 50 50-22 50-50-22-50-50-50zM5452 3609zM5351 3710zM5148 3609c-28 0-50 22-50 50s22 50 50 50 50-22 50-50-22-50-50-50zM5198 3609zM5097 3710zM5910 3609c-28 0-50 22-50 50s22 50 50 50 50-22 50-50-22-50-50-50zM5960 3609zM5859 3710zM6164 3609c-28 0-50 22-50 50s22 50 50 50 50-22 50-50-22-50-50-50zM6214 3609zM6113 3710zM6418 3609c-28 0-50 22-50 50s22 50 50 50 50-22 50-50-22-50-50-50zM6468 3609zM6367 3710zM4894 3609c-28 0-50 22-50 50s22 50 50 50 50-22 50-50-22-50-50-50zM4944 3609zM4843 3710zM4640 3609c-28 0-50 22-50 50s22 50 50 50 50-22 50-50-22-50-50-50zM4690 3609zM4589 3710zM4389 3609c-28 0-50 22-50 50s22 50 50 50 50-22 50-50-22-50-50-50zM4439 3609zM4338 3710zM4132 3609c-28 0-50 22-50 50s22 50 50 50 50-22 50-50-22-50-50-50zM4182 3609zM4081 3710zM3878 3609c-28 0-50 22-50 50s22 50 50 50 50-22 50-50-22-50-50-50zM3928 3609zM3827 3710zM6672 3609c-28 0-50 22-50 50s22 50 50 50 50-22 50-50-22-50-50-50zM6722 3609zM6621 3710zM6926 3609c-28 0-50 22-50 50s22 50 50 50 50-22 50-50-22-50-50-50zM6976 3609zM6875 3710zM7180 3609c-28 0-50 22-50 50s22 50 50 50 50-22 50-50-22-50-50-50zM7230 3609zM7129 3710zM7434 3609c-28 0-50 22-50 50s22 50 50 50 50-22 50-50-22-50-50-50zM7484 3609zM7383 3710zM7688 3609c-28 0-50 22-50 50s22 50 50 50 50-22 50-50-22-50-50-50zM7738 3609zM7637 3710zM7942 3609c-28 0-50 22-50 50s22 50 50 50 50-22 50-50-22-50-50-50zM7992 3609zM7891 3710zM8196 3609c-28 0-50 22-50 50s22 50 50 50 50-22 50-50-22-50-50-50zM8246 3609zM8145 3710zM8450 3609c-28 0-50 22-50 50s22 50 50 50 50-22 50-50-22-50-50-50zM8500 3609zM8399 3710zM3624 3609c-28 0-50 22-50 50s22 50 50 50 50-22 50-50-22-50-50-50zM3674 3609zM3573 3710zM3370 3609c-28 0-50 22-50 50s22 50 50 50 50-22 50-50-22-50-50-50zM3420 3609zM3319 3710zM3116 3609c-28 0-50 22-50 50s22 50 50 50 50-22 50-50-22-50-50-50zM3166 3609zM3065 3710zM2862 3609c-28 0-50 22-50 50s22 50 50 50 50-22 50-50-22-50-50-50zM2912 3609zM2811 3710zM2608 3609c-28 0-50 22-50 50s22 50 50 50 50-22 50-50-22-50-50-50zM2658 3609zM2557 3710zM2354 3609c-28 0-50 22-50 50s22 50 50 50 50-22 50-50-22-50-50-50zM2404 3609zM2303 3710zM2100 3609c-28 0-50 22-50 50s22 50 50 50 50-22 50-50-22-50-50-50zM2150 3609zM2049 3710zM1846 3609c-28 0-50 22-50 50s22 50 50 50 50-22 50-50-22-50-50-50zM1896 3609zM1795 3710zM1592 3609c-28 0-50 22-50 50s22 50 50 50 50-22 50-50-22-50-50-50zM1642 3609zM1541 3710zM1338 3609c-28 0-50 22-50 50s22 50 50 50 50-22 50-50-22-50-50-50zM1388 3609zM1287 3710zM1084 3609c-28 0-50 22-50 50s22 50 50 50 50-22 50-50-22-50-50-50zM1134 3609zM1033 3710zM830 3609c-28 0-50 22-50 50s22 50 50 50 50-22 50-50-22-50-50-50zM880 3609zM779 3710zM576 3609c-28 0-50 22-50 50s22 50 50 50 50-22 50-50-22-50-50-50zM626 3609zM525 3710zM322 3609c-28 0-50 22-50 50s22 50 50 50 50-22 50-50-22-50-50-50zM372 3609zM271 3710zM68 3609c-28 0-50 22-50 50s22 50 50 50 50-22 50-50-22-50-50-50zM118 3609zM17 3710zM8500 4010v-200h-8500v200zM5656 3863c-28 0-50 22-50 50s22 50 50 50 50-22 50-50-22-50-50-50zM5706 3863zM5605 3964zM5402 3863c-28 0-50 22-50 50s22 50 50 50 50-22 50-50-22-50-50-50zM5452 3863zM5351 3964zM5148 3863c-28 0-50 22-50 50s22 50 50 50 50-22 50-50-22-50-50-50zM5198 3863zM5097 3964zM5910 3863c-28 0-50 22-50 50s22 50 50 50 50-22 50-50-22-50-50-50zM5960 3863zM5859 3964zM6164 3863c-28 0-50 22-50 50s22 50 50 50 50-22 50-50-22-50-50-50zM6214 3863zM6113 3964zM6418 3863c-28 0-50 22-50 50s22 50 50 50 50-22 50-50-22-50-50-50zM6468 3863zM6367 3964zM4894 3863c-28 0-50 22-50 50s22 50 50 50 50-22 50-50-22-50-50-50zM4944 3863zM4843 3964zM4640 3863c-28 0-50 22-50 50s22 50 50 50 50-22 50-50-22-50-50-50zM4690 3863zM4589 3964zM4389 3863c-28 0-50 22-50 50s22 50 50 50 50-22 50-50-22-50-50-50zM4439 3863zM4338 3964zM4132 3863c-28 0-50 22-50 50s22 50 50 50 50-22 50-50-22-50-50-50zM4182 3863zM4081 3964zM3878 3863c-28 0-50 22-50 50s22 50 50 50 50-22 50-50-22-50-50-50zM3928 3863zM3827 3964zM6672 3863c-28 0-50 22-50 50s22 50 50 50 50-22 50-50-22-50-50-50zM6722 3863zM6621 3964zM6926 3863c-28 0-50 22-50 50s22 50 50 50 50-22 50-50-22-50-50-50zM6976 3863zM6875 3964zM7180 3863c-28 0-50 22-50 50s22 50 50 50 50-22 50-50-22-50-50-50zM7230 3863zM7129 3964zM7434 3863c-28 0-50 22-50 50s22 50 50 50 50-22 50-50-22-50-50-50zM7484 3863zM7383 3964zM7688 3863c-28 0-50 22-50 50s22 50 50 50 50-22 50-50-22-50-50-50zM7738 3863zM7637 3964zM7942 3863c-28 0-50 22-50 50s22 50 50 50 50-22 50-50-22-50-50-50zM7992 3863zM7891 3964zM8196 3863c-28 0-50 22-50 50s22 50 50 50 50-22 50-50-22-50-50-50zM8246 3863zM8145 3964zM8450 3863c-28 0-50 22-50 50s22 50 50 50 50-22 50-50-22-50-50-50zM8500 3863zM8399 3964zM3624 3863c-28 0-50 22-50 50s22 50 50 50 50-22 50-50-22-50-50-50zM3674 3863zM3573 3964zM3370 3863c-28 0-50 22-50 50s22 50 50 50 50-22 50-50-22-50-50-50zM3420 3863zM3319 3964zM3116 3863c-28 0-50 22-50 50s22 50 50 50 50-22 50-50-22-50-50-50zM3166 3863zM3065 3964zM2862 3863c-28 0-50 22-50 50s22 50 50 50 50-22 50-50-22-50-50-50zM2912 3863zM2811 3964zM2608 3863c-28 0-50 22-50 50s22 50 50 50 50-22 50-50-22-50-50-50zM2658 3863zM2557 3964zM2354 3863c-28 0-50 22-50 50s22 50 50 50 50-22 50-50-22-50-50-50zM2404 3863zM2303 3964zM2100 3863c-28 0-50 22-50 50s22 50 50 50 50-22 50-50-22-50-50-50zM2150 3863zM2049 3964zM1846 3863c-28 0-50 22-50 50s22 50 50 50 50-22 50-50-22-50-50-50zM1896 3863zM1795 3964zM1592 3863c-28 0-50 22-50 50s22 50 50 50 50-22 50-50-22-50-50-50zM1642 3863zM1541 3964zM1338 3863c-28 0-50 22-50 50s22 50 50 50 50-22 50-50-22-50-50-50zM1388 3863zM1287 3964zM1084 3863c-28 0-50 22-50 50s22 50 50 50 50-22 50-50-22-50-50-50zM1134 3863zM1033 3964zM830 3863c-28 0-50 22-50 50s22 50 50 50 50-22 50-50-22-50-50-50zM880 3863zM779 3964zM576 3863c-28 0-50 22-50 50s22 50 50 50 50-22 50-50-22-50-50-50zM626 3863zM525 3964zM322 3863c-28 0-50 22-50 50s22 50 50 50 50-22 50-50-22-50-50-50zM372 3863zM271 3964zM68 3863c-28 0-50 22-50 50s22 50 50 50 50-22 50-50-22-50-50-50zM118 3863zM17 3964zM8500 4264v-200h-8500v200zM5656 4117c-28 0-50 22-50 50s22 50 50 50 50-22 50-50-22-50-50-50zM5706 4117zM5605 4218zM5402 4117c-28 0-50 22-50 50s22 50 50 50 50-22 50-50-22-50-50-50zM5452 4117zM5351 4218zM5148 4117c-28 0-50 22-50 50s22 50 50 50 50-22 50-50-22-50-50-50zM5198 4117zM5097 4218zM5910 4117c-28 0-50 22-50 50s22 50 50 50 50-22 50-50-22-50-50-50zM5960 4117zM5859 4218zM6164 4117c-28 0-50 22-50 50s22 50 50 50 50-22 50-50-22-50-50-50zM6214 4117zM6113 4218zM6418 4117c-28 0-50 22-50 50s22 50 50 50 50-22 50-50-22-50-50-50zM6468 4117zM6367 4218zM4894 4117c-28 0-50 22-50 50s22 50 50 50 50-22 50-50-22-50-50-50zM4944 4117zM4843 4218zM4640 4117c-28 0-50 22-50 50s22 50 50 50 50-22 50-50-22-50-50-50zM4690 4117zM4589 4218zM4389 4117c-28 0-50 22-50 50s22 50 50 50 50-22 50-50-22-50-50-50zM4439 4117zM4338 4218zM4132 4117c-28 0-50 22-50 50s22 50 50 50 50-22 50-50-22-50-50-50zM4182 4117zM4081 4218zM3878 4117c-28 0-50 22-50 50s22 50 50 50 50-22 50-50-22-50-50-50zM3928 4117zM3827 4218zM6672 4117c-28 0-50 22-50 50s22 50 50 50 50-22 50-50-22-50-50-50zM6722 4117zM6621 4218zM6926 4117c-28 0-50 22-50 50s22 50 50 50 50-22 50-50-22-50-50-50zM6976 4117zM6875 4218zM7180 4117c-28 0-50 22-50 50s22 50 50 50 50-22 50-50-22-50-50-50zM7230 4117zM7129 4218zM7434 4117c-28 0-50 22-50 50s22 50 50 50 50-22 50-50-22-50-50-50zM7484 4117zM7383 4218zM7688 4117c-28 0-50 22-50 50s22 50 50 50 50-22 50-50-22-50-50-50zM7738 4117zM7637 4218zM7942 4117c-28 0-50 22-50 50s22 50 50 50 50-22 50-50-22-50-50-50zM7992 4117zM7891 4218zM8196 4117c-28 0-50 22-50 50s22 50 50 50 50-22 50-50-22-50-50-50zM8246 4117zM8145 4218zM8450 4117c-28 0-50 22-50 50s22 50 50 50 50-22 50-50-22-50-50-50zM8500 4117zM8399 4218zM3624 4117c-28 0-50 22-50 50s22 50 50 50 50-22 50-50-22-50-50-50zM3674 4117zM3573 4218zM3370 4117c-28 0-50 22-50 50s22 50 50 50 50-22 50-50-22-50-50-50zM3420 4117zM3319 4218zM3116 4117c-28 0-50 22-50 50s22 50 50 50 50-22 50-50-22-50-50-50zM3166 4117zM3065 4218zM2862 4117c-28 0-50 22-50 50s22 50 50 50 50-22 50-50-22-50-50-50zM2912 4117zM2811 4218zM2608 4117c-28 0-50 22-50 50s22 50 50 50 50-22 50-50-22-50-50-50zM2658 4117zM2557 4218zM2354 4117c-28 0-50 22-50 50s22 50 50 50 50-22 50-50-22-50-50-50zM2404 4117zM2303 4218zM2100 4117c-28 0-50 22-50 50s22 50 50 50 50-22 50-50-22-50-50-50zM2150 4117zM2049 4218zM1846 4117c-28 0-50 22-50 50s22 50 50 50 50-22 50-50-22-50-50-50zM1896 4117zM1795 4218zM1592 4117c-28 0-50 22-50 50s22 50 50 50 50-22 50-50-22-50-50-50zM1642 4117zM1541 4218zM1338 4117c-28 0-50 22-50 50s22 50 50 50 50-22 50-50-22-50-50-50zM1388 4117zM1287 4218zM1084 4117c-28 0-50 22-50 50s22 50 50 50 50-22 50-50-22-50-50-50zM1134 4117zM1033 4218zM830 4117c-28 0-50 22-50 50s22 50 50 50 50-22 50-50-22-50-50-50zM880 4117zM779 4218zM576 4117c-28 0-50 22-50 50s22 50 50 50 50-22 50-50-22-50-50-50zM626 4117zM525 4218zM322 4117c-28 0-50 22-50 50s22 50 50 50 50-22 50-50-22-50-50-50zM372 4117zM271 4218zM68 4117c-28 0-50 22-50 50s22 50 50 50 50-22 50-50-22-50-50-50zM118 4117zM17 4218zM8500 4518v-200h-8500v200zM5656 4371c-28 0-50 22-50 50s22 50 50 50 50-22 50-50-22-50-50-50zM5706 4371zM5605 4472zM5402 4371c-28 0-50 22-50 50s22 50 50 50 50-22 50-50-22-50-50-50zM5452 4371zM5351 4472zM5148 4371c-28 0-50 22-50 50s22 50 50 50 50-22 50-50-22-50-50-50zM5198 4371zM5097 4472zM5910 4371c-28 0-50 22-50 50s22 50 50 50 50-22 50-50-22-50-50-50zM5960 4371zM5859 4472zM6164 4371c-28 0-50 22-50 50s22 50 50 50 50-22 50-50-22-50-50-50zM6214 4371zM6113 4472zM6418 4371c-28 0-50 22-50 50s22 50 50 50 50-22 50-50-22-50-50-50zM6468 4371zM6367 4472zM4894 4371c-28 0-50 22-50 50s22 50 50 50 50-22 50-50-22-50-50-50zM4944 4371zM4843 4472zM4640 4371c-28 0-50 22-50 50s22 50 50 50 50-22 50-50-22-50-50-50zM4690 4371zM4589 4472zM4389 4371c-28 0-50 22-50 50s22 50 50 50 50-22 50-50-22-50-50-50zM4439 4371zM4338 4472zM4132 4371c-28 0-50 22-50 50s22 50 50 50 50-22 50-50-22-50-50-50zM4182 4371zM4081 4472zM3878 4371c-28 0-50 22-50 50s22 50 50 50 50-22 50-50-22-50-50-50zM3928 4371zM3827 4472zM6672 4371c-28 0-50 22-50 50s22 50 50 50 50-22 50-50-22-50-50-50zM6722 4371zM6621 4472zM6926 4371c-28 0-50 22-50 50s22 50 50 50 50-22 50-50-22-50-50-50zM6976 4371zM6875 4472zM7180 4371c-28 0-50 22-50 50s22 50 50 50 50-22 50-50-22-50-50-50zM7230 4371zM7129 4472zM7434 4371c-28 0-50 22-50 50s22 50 50 50 50-22 50-50-22-50-50-50zM7484 4371zM7383 4472zM7688 4371c-28 0-50 22-50 50s22 50 50 50 50-22 50-50-22-50-50-50zM7738 4371zM7637 4472zM7942 4371c-28 0-50 22-50 50s22 50 50 50 50-22 50-50-22-50-50-50zM7992 4371zM7891 4472zM8196 4371c-28 0-50 22-50 50s22 50 50 50 50-22 50-50-22-50-50-50zM8246 4371zM8145 4472zM8450 4371c-28 0-50 22-50 50s22 50 50 50 50-22 50-50-22-50-50-50zM8500 4371zM8399 4472zM3624 4371c-28 0-50 22-50 50s22 50 50 50 50-22 50-50-22-50-50-50zM3674 4371zM3573 4472zM3370 4371c-28 0-50 22-50 50s22 50 50 50 50-22 50-50-22-50-50-50zM3420 4371zM3319 4472zM3116 4371c-28 0-50 22-50 50s22 50 50 50 50-22 50-50-22-50-50-50zM3166 4371zM3065 4472zM2862 4371c-28 0-50 22-50 50s22 50 50 50 50-22 50-50-22-50-50-50zM2912 4371zM2811 4472zM2608 4371c-28 0-50 22-50 50s22 50 50 50 50-22 50-50-22-50-50-50zM2658 4371zM2557 4472zM2354 4371c-28 0-50 22-50 50s22 50 50 50 50-22 50-50-22-50-50-50zM2404 4371zM2303 4472zM2100 4371c-28 0-50 22-50 50s22 50 50 50 50-22 50-50-22-50-50-50zM2150 4371zM2049 4472zM1846 4371c-28 0-50 22-50 50s22 50 50 50 50-22 50-50-22-50-50-50zM1896 4371zM1795 4472zM1592 4371c-28 0-50 22-50 50s22 50 50 50 50-22 50-50-22-50-50-50zM1642 4371zM1541 4472zM1338 4371c-28 0-50 22-50 50s22 50 50 50 50-22 50-50-22-50-50-50zM1388 4371zM1287 4472zM1084 4371c-28 0-50 22-50 50s22 50 50 50 50-22 50-50-22-50-50-50zM1134 4371zM1033 4472zM830 4371c-28 0-50 22-50 50s22 50 50 50 50-22 50-50-22-50-50-50zM880 4371zM779 4472zM576 4371c-28 0-50 22-50 50s22 50 50 50 50-22 50-50-22-50-50-50zM626 4371zM525 4472zM322 4371c-28 0-50 22-50 50s22 50 50 50 50-22 50-50-22-50-50-50zM372 4371zM271 4472zM68 4371c-28 0-50 22-50 50s22 50 50 50 50-22 50-50-22-50-50-50zM118 4371zM17 4472zM8500 4772v-200h-8500v200zM5656 4625c-28 0-50 22-50 50s22 50 50 50 50-22 50-50-22-50-50-50zM5706 4625zM5605 4726zM5402 4625c-28 0-50 22-50 50s22 50 50 50 50-22 50-50-22-50-50-50zM5452 4625zM5351 4726zM5148 4625c-28 0-50 22-50 50s22 50 50 50 50-22 50-50-22-50-50-50zM5198 4625zM5097 4726zM5910 4625c-28 0-50 22-50 50s22 50 50 50 50-22 50-50-22-50-50-50zM5960 4625zM5859 4726zM6164 4625c-28 0-50 22-50 50s22 50 50 50 50-22 50-50-22-50-50-50zM6214 4625zM6113 4726zM6418 4625c-28 0-50 22-50 50s22 50 50 50 50-22 50-50-22-50-50-50zM6468 4625zM6367 4726zM4894 4625c-28 0-50 22-50 50s22 50 50 50 50-22 50-50-22-50-50-50zM4944 4625zM4843 4726zM4640 4625c-28 0-50 22-50 50s22 50 50 50 50-22 50-50-22-50-50-50zM4690 4625zM4589 4726zM4389 4625c-28 0-50 22-50 50s22 50 50 50 50-22 50-50-22-50-50-50zM4439 4625zM4338 4726zM4132 4625c-28 0-50 22-50 50s22 50 50 50 50-22 50-50-22-50-50-50zM4182 4625zM4081 4726zM3878 4625c-28 0-50 22-50 50s22 50 50 50 50-22 50-50-22-50-50-50zM3928 4625zM3827 4726zM6672 4625c-28 0-50 22-50 50s22 50 50 50 50-22 50-50-22-50-50-50zM6722 4625zM6621 4726zM6926 4625c-28 0-50 22-50 50s22 50 50 50 50-22 50-50-22-50-50-50zM6976 4625zM6875 4726zM7180 4625c-28 0-50 22-50 50s22 50 50 50 50-22 50-50-22-50-50-50zM7230 4625zM7129 4726zM7434 4625c-28 0-50 22-50 50s22 50 50 50 50-22 50-50-22-50-50-50zM7484 4625zM7383 4726zM7688 4625c-28 0-50 22-50 50s22 50 50 50 50-22 50-50-22-50-50-50zM7738 4625zM7637 4726zM7942 4625c-28 0-50 22-50 50s22 50 50 50 50-22 50-50-22-50-50-50zM7992 4625zM7891 4726zM8196 4625c-28 0-50 22-50 50s22 50 50 50 50-22 50-50-22-50-50-50zM8246 4625zM8145 4726zM8450 4625c-28 0-50 22-50 50s22 50 50 50 50-22 50-50-22-50-50-50zM8500 4625zM8399 4726zM3624 4625c-28 0-50 22-50 50s22 50 50 50 50-22 50-50-22-50-50-50zM3674 4625zM3573 4726zM3370 4625c-28 0-50 22-50 50s22 50 50 50 50-22 50-50-22-50-50-50zM3420 4625zM3319 4726zM3116 4625c-28 0-50 22-50 50s22 50 50 50 50-22 50-50-22-50-50-50zM3166 4625zM3065 4726zM2862 4625c-28 0-50 22-50 50s22 50 50 50 50-22 50-50-22-50-50-50zM2912 4625zM2811 4726zM2608 4625c-28 0-50 22-50 50s22 50 50 50 50-22 50-50-22-50-50-50zM2658 4625zM2557 4726zM2354 4625c-28 0-50 22-50 50s22 50 50 50 50-22 50-50-22-50-50-50zM2404 4625zM2303 4726zM2100 4625c-28 0-50 22-50 50s22 50 50 50 50-22 50-50-22-50-50-50zM2150 4625zM2049 4726zM1846 4625c-28 0-50 22-50 50s22 50 50 50 50-22 50-50-22-50-50-50zM1896 4625zM1795 4726zM1592 4625c-28 0-50 22-50 50s22 50 50 50 50-22 50-50-22-50-50-50zM1642 4625zM1541 4726zM1338 4625c-28 0-50 22-50 50s22 50 50 50 50-22 50-50-22-50-50-50zM1388 4625zM1287 4726zM1084 4625c-28 0-50 22-50 50s22 50 50 50 50-22 50-50-22-50-50-50zM1134 4625zM1033 4726zM830 4625c-28 0-50 22-50 50s22 50 50 50 50-22 50-50-22-50-50-50zM880 4625zM779 4726zM576 4625c-28 0-50 22-50 50s22 50 50 50 50-22 50-50-22-50-50-50zM626 4625zM525 4726zM322 4625c-28 0-50 22-50 50s22 50 50 50 50-22 50-50-22-50-50-50zM372 4625zM271 4726zM68 4625c-28 0-50 22-50 50s22 50 50 50 50-22 50-50-22-50-50-50zM118 4625zM17 4726zM8500 5026v-200h-8500v200zM5656 4879c-28 0-50 22-50 50s22 50 50 50 50-22 50-50-22-50-50-50zM5706 4879zM5605 4980zM5402 4879c-28 0-50 22-50 50s22 50 50 50 50-22 50-50-22-50-50-50zM5452 4879zM5351 4980zM5148 4879c-28 0-50 22-50 50s22 50 50 50 50-22 50-50-22-50-50-50zM5198 4879zM5097 4980zM5910 4879c-28 0-50 22-50 50s22 50 50 50 50-22 50-50-22-50-50-50zM5960 4879zM5859 4980zM6164 4879c-28 0-50 22-50 50s22 50 50 50 50-22 50-50-22-50-50-50zM6214 4879zM6113 4980zM6418 4879c-28 0-50 22-50 50s22 50 50 50 50-22 50-50-22-50-50-50zM6468 4879zM6367 4980zM4894 4879c-28 0-50 22-50 50s22 50 50 50 50-22 50-50-22-50-50-50zM4944 4879zM4843 4980zM4640 4879c-28 0-50 22-50 50s22 50 50 50 50-22 50-50-22-50-50-50zM4690 4879zM4589 4980zM4389 4879c-28 0-50 22-50 50s22 50 50 50 50-22 50-50-22-50-50-50zM4439 4879zM4338 4980zM4132 4879c-28 0-50 22-50 50s22 50 50 50 50-22 50-50-22-50-50-50zM4182 4879zM4081 4980zM3878 4879c-28 0-50 22-50 50s22 50 50 50 50-22 50-50-22-50-50-50zM3928 4879zM3827 4980zM6672 4879c-28 0-50 22-50 50s22 50 50 50 50-22 50-50-22-50-50-50zM6722 4879zM6621 4980zM6926 4879c-28 0-50 22-50 50s22 50 50 50 50-22 50-50-22-50-50-50zM6976 4879zM6875 4980zM7180 4879c-28 0-50 22-50 50s22 50 50 50 50-22 50-50-22-50-50-50zM7230 4879zM7129 4980zM7434 4879c-28 0-50 22-50 50s22 50 50 50 50-22 50-50-22-50-50-50zM7484 4879zM7383 4980zM7688 4879c-28 0-50 22-50 50s22 50 50 50 50-22 50-50-22-50-50-50zM7738 4879zM7637 4980zM7942 4879c-28 0-50 22-50 50s22 50 50 50 50-22 50-50-22-50-50-50zM7992 4879zM7891 4980zM8196 4879c-28 0-50 22-50 50s22 50 50 50 50-22 50-50-22-50-50-50zM8246 4879zM8145 4980zM8450 4879c-28 0-50 22-50 50s22 50 50 50 50-22 50-50-22-50-50-50zM8500 4879zM8399 4980zM3624 4879c-28 0-50 22-50 50s22 50 50 50 50-22 50-50-22-50-50-50zM3674 4879zM3573 4980zM3370 4879c-28 0-50 22-50 50s22 50 50 50 50-22 50-50-22-50-50-50zM3420 4879zM3319 4980zM3116 4879c-28 0-50 22-50 50s22 50 50 50 50-22 50-50-22-50-50-50zM3166 4879zM3065 4980zM2862 4879c-28 0-50 22-50 50s22 50 50 50 50-22 50-50-22-50-50-50zM2912 4879zM2811 4980zM2608 4879c-28 0-50 22-50 50s22 50 50 50 50-22 50-50-22-50-50-50zM2658 4879zM2557 4980zM2354 4879c-28 0-50 22-50 50s22 50 50 50 50-22 50-50-22-50-50-50zM2404 4879zM2303 4980zM2100 4879c-28 0-50 22-50 50s22 50 50 50 50-22 50-50-22-50-50-50zM2150 4879zM2049 4980zM1846 4879c-28 0-50 22-50 50s22 50 50 50 50-22 50-50-22-50-50-50zM1896 4879zM1795 4980zM1592 4879c-28 0-50 22-50 50s22 50 50 50 50-22 50-50-22-50-50-50zM1642 4879zM1541 4980zM1338 4879c-28 0-50 22-50 50s22 50 50 50 50-22 50-50-22-50-50-50zM1388 4879zM1287 4980zM1084 4879c-28 0-50 22-50 50s22 50 50 50 50-22 50-50-22-50-50-50zM1134 4879zM1033 4980zM830 4879c-28 0-50 22-50 50s22 50 50 50 50-22 50-50-22-50-50-50zM880 4879zM779 4980zM576 4879c-28 0-50 22-50 50s22 50 50 50 50-22 50-50-22-50-50-50zM626 4879zM525 4980zM322 4879c-28 0-50 22-50 50s22 50 50 50 50-22 50-50-22-50-50-50zM372 4879zM271 4980zM68 4879c-28 0-50 22-50 50s22 50 50 50 50-22 50-50-22-50-50-50zM118 4879zM17 4980z">
            <text:p/>
          </draw:path>
          <draw:custom-shape draw:style-name="gr2" draw:text-style-name="P2" draw:layer="layout" svg:width="8.599cm" svg:height="0.532cm" svg:x="0.702cm" svg:y="5.31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2" draw:text-style-name="P2" draw:layer="layout" svg:width="8.599cm" svg:height="0.532cm" svg:x="0.702cm" svg:y="0.67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g>
            <draw:line draw:style-name="gr3" draw:text-style-name="P3" draw:layer="layout" svg:x1="7.038cm" svg:y1="1.252cm" svg:x2="7.258cm" svg:y2="1.472cm">
              <text:p/>
            </draw:line>
            <draw:line draw:style-name="gr3" draw:text-style-name="P3" draw:layer="layout" svg:x1="7.258cm" svg:y1="1.252cm" svg:x2="7.038cm" svg:y2="1.472cm">
              <text:p/>
            </draw:line>
          </draw:g>
          <draw:g>
            <draw:line draw:style-name="gr3" draw:text-style-name="P3" draw:layer="layout" svg:x1="7.038cm" svg:y1="1.506cm" svg:x2="7.258cm" svg:y2="1.726cm">
              <text:p/>
            </draw:line>
            <draw:line draw:style-name="gr3" draw:text-style-name="P3" draw:layer="layout" svg:x1="7.258cm" svg:y1="1.506cm" svg:x2="7.038cm" svg:y2="1.726cm">
              <text:p/>
            </draw:line>
          </draw:g>
          <draw:g>
            <draw:line draw:style-name="gr3" draw:text-style-name="P3" draw:layer="layout" svg:x1="7.038cm" svg:y1="2.014cm" svg:x2="7.258cm" svg:y2="2.234cm">
              <text:p/>
            </draw:line>
            <draw:line draw:style-name="gr3" draw:text-style-name="P3" draw:layer="layout" svg:x1="7.258cm" svg:y1="2.014cm" svg:x2="7.038cm" svg:y2="2.234cm">
              <text:p/>
            </draw:line>
          </draw:g>
          <draw:g>
            <draw:line draw:style-name="gr3" draw:text-style-name="P3" draw:layer="layout" svg:x1="7.038cm" svg:y1="4.046cm" svg:x2="7.258cm" svg:y2="4.266cm">
              <text:p/>
            </draw:line>
            <draw:line draw:style-name="gr3" draw:text-style-name="P3" draw:layer="layout" svg:x1="7.258cm" svg:y1="4.046cm" svg:x2="7.038cm" svg:y2="4.266cm">
              <text:p/>
            </draw:line>
          </draw:g>
          <draw:g>
            <draw:line draw:style-name="gr3" draw:text-style-name="P3" draw:layer="layout" svg:x1="7.038cm" svg:y1="4.3cm" svg:x2="7.258cm" svg:y2="4.52cm">
              <text:p/>
            </draw:line>
            <draw:line draw:style-name="gr3" draw:text-style-name="P3" draw:layer="layout" svg:x1="7.258cm" svg:y1="4.3cm" svg:x2="7.038cm" svg:y2="4.52cm">
              <text:p/>
            </draw:line>
          </draw:g>
          <draw:g>
            <draw:line draw:style-name="gr3" draw:text-style-name="P3" draw:layer="layout" svg:x1="7.038cm" svg:y1="4.554cm" svg:x2="7.258cm" svg:y2="4.774cm">
              <text:p/>
            </draw:line>
            <draw:line draw:style-name="gr3" draw:text-style-name="P3" draw:layer="layout" svg:x1="7.258cm" svg:y1="4.554cm" svg:x2="7.038cm" svg:y2="4.774cm">
              <text:p/>
            </draw:line>
          </draw:g>
          <draw:g>
            <draw:line draw:style-name="gr3" draw:text-style-name="P3" draw:layer="layout" svg:x1="4.498cm" svg:y1="2.776cm" svg:x2="4.718cm" svg:y2="2.996cm">
              <text:p/>
            </draw:line>
            <draw:line draw:style-name="gr3" draw:text-style-name="P3" draw:layer="layout" svg:x1="4.718cm" svg:y1="2.776cm" svg:x2="4.498cm" svg:y2="2.996cm">
              <text:p/>
            </draw:line>
          </draw:g>
          <draw:g>
            <draw:line draw:style-name="gr3" draw:text-style-name="P3" draw:layer="layout" svg:x1="4.498cm" svg:y1="3.03cm" svg:x2="4.718cm" svg:y2="3.25cm">
              <text:p/>
            </draw:line>
            <draw:line draw:style-name="gr3" draw:text-style-name="P3" draw:layer="layout" svg:x1="4.718cm" svg:y1="3.03cm" svg:x2="4.498cm" svg:y2="3.25cm">
              <text:p/>
            </draw:line>
          </draw:g>
          <draw:g>
            <draw:line draw:style-name="gr3" draw:text-style-name="P3" draw:layer="layout" svg:x1="4.498cm" svg:y1="3.284cm" svg:x2="4.718cm" svg:y2="3.504cm">
              <text:p/>
            </draw:line>
            <draw:line draw:style-name="gr3" draw:text-style-name="P3" draw:layer="layout" svg:x1="4.718cm" svg:y1="3.284cm" svg:x2="4.498cm" svg:y2="3.504cm">
              <text:p/>
            </draw:line>
          </draw:g>
          <draw:g>
            <draw:line draw:style-name="gr3" draw:text-style-name="P3" draw:layer="layout" svg:x1="4.498cm" svg:y1="3.538cm" svg:x2="4.718cm" svg:y2="3.758cm">
              <text:p/>
            </draw:line>
            <draw:line draw:style-name="gr3" draw:text-style-name="P3" draw:layer="layout" svg:x1="4.718cm" svg:y1="3.538cm" svg:x2="4.498cm" svg:y2="3.758cm">
              <text:p/>
            </draw:line>
          </draw:g>
          <draw:g>
            <draw:line draw:style-name="gr3" draw:text-style-name="P3" draw:layer="layout" svg:x1="4.498cm" svg:y1="3.792cm" svg:x2="4.718cm" svg:y2="4.012cm">
              <text:p/>
            </draw:line>
            <draw:line draw:style-name="gr3" draw:text-style-name="P3" draw:layer="layout" svg:x1="4.718cm" svg:y1="3.792cm" svg:x2="4.498cm" svg:y2="4.012cm">
              <text:p/>
            </draw:line>
          </draw:g>
          <draw:g>
            <draw:line draw:style-name="gr3" draw:text-style-name="P3" draw:layer="layout" svg:x1="4.498cm" svg:y1="1.506cm" svg:x2="4.718cm" svg:y2="1.726cm">
              <text:p/>
            </draw:line>
            <draw:line draw:style-name="gr3" draw:text-style-name="P3" draw:layer="layout" svg:x1="4.718cm" svg:y1="1.506cm" svg:x2="4.498cm" svg:y2="1.726cm">
              <text:p/>
            </draw:line>
          </draw:g>
          <draw:g>
            <draw:line draw:style-name="gr3" draw:text-style-name="P3" draw:layer="layout" svg:x1="4.498cm" svg:y1="1.252cm" svg:x2="4.718cm" svg:y2="1.472cm">
              <text:p/>
            </draw:line>
            <draw:line draw:style-name="gr3" draw:text-style-name="P3" draw:layer="layout" svg:x1="4.718cm" svg:y1="1.252cm" svg:x2="4.498cm" svg:y2="1.472cm">
              <text:p/>
            </draw:line>
          </draw:g>
          <draw:g>
            <draw:line draw:style-name="gr3" draw:text-style-name="P3" draw:layer="layout" svg:x1="4.498cm" svg:y1="4.554cm" svg:x2="4.718cm" svg:y2="4.774cm">
              <text:p/>
            </draw:line>
            <draw:line draw:style-name="gr3" draw:text-style-name="P3" draw:layer="layout" svg:x1="4.718cm" svg:y1="4.554cm" svg:x2="4.498cm" svg:y2="4.774cm">
              <text:p/>
            </draw:line>
          </draw:g>
          <draw:g>
            <draw:line draw:style-name="gr3" draw:text-style-name="P3" draw:layer="layout" svg:x1="4.498cm" svg:y1="1.76cm" svg:x2="4.718cm" svg:y2="1.98cm">
              <text:p/>
            </draw:line>
            <draw:line draw:style-name="gr3" draw:text-style-name="P3" draw:layer="layout" svg:x1="4.718cm" svg:y1="1.76cm" svg:x2="4.498cm" svg:y2="1.98cm">
              <text:p/>
            </draw:line>
          </draw:g>
          <draw:g>
            <draw:line draw:style-name="gr3" draw:text-style-name="P3" draw:layer="layout" svg:x1="4.498cm" svg:y1="2.014cm" svg:x2="4.718cm" svg:y2="2.234cm">
              <text:p/>
            </draw:line>
            <draw:line draw:style-name="gr3" draw:text-style-name="P3" draw:layer="layout" svg:x1="4.718cm" svg:y1="2.014cm" svg:x2="4.498cm" svg:y2="2.234cm">
              <text:p/>
            </draw:line>
          </draw:g>
          <draw:g>
            <draw:line draw:style-name="gr3" draw:text-style-name="P3" draw:layer="layout" svg:x1="4.498cm" svg:y1="2.268cm" svg:x2="4.718cm" svg:y2="2.488cm">
              <text:p/>
            </draw:line>
            <draw:line draw:style-name="gr3" draw:text-style-name="P3" draw:layer="layout" svg:x1="4.718cm" svg:y1="2.268cm" svg:x2="4.498cm" svg:y2="2.488cm">
              <text:p/>
            </draw:line>
          </draw:g>
          <draw:g>
            <draw:line draw:style-name="gr3" draw:text-style-name="P3" draw:layer="layout" svg:x1="4.498cm" svg:y1="2.522cm" svg:x2="4.718cm" svg:y2="2.742cm">
              <text:p/>
            </draw:line>
            <draw:line draw:style-name="gr3" draw:text-style-name="P3" draw:layer="layout" svg:x1="4.718cm" svg:y1="2.522cm" svg:x2="4.498cm" svg:y2="2.742cm">
              <text:p/>
            </draw:line>
          </draw:g>
          <draw:g>
            <draw:line draw:style-name="gr3" draw:text-style-name="P3" draw:layer="layout" svg:x1="4.498cm" svg:y1="4.046cm" svg:x2="4.718cm" svg:y2="4.266cm">
              <text:p/>
            </draw:line>
            <draw:line draw:style-name="gr3" draw:text-style-name="P3" draw:layer="layout" svg:x1="4.718cm" svg:y1="4.046cm" svg:x2="4.498cm" svg:y2="4.266cm">
              <text:p/>
            </draw:line>
          </draw:g>
          <draw:g>
            <draw:line draw:style-name="gr3" draw:text-style-name="P3" draw:layer="layout" svg:x1="4.498cm" svg:y1="4.3cm" svg:x2="4.718cm" svg:y2="4.52cm">
              <text:p/>
            </draw:line>
            <draw:line draw:style-name="gr3" draw:text-style-name="P3" draw:layer="layout" svg:x1="4.718cm" svg:y1="4.3cm" svg:x2="4.498cm" svg:y2="4.52cm">
              <text:p/>
            </draw:line>
          </draw:g>
          <draw:g>
            <draw:line draw:style-name="gr3" draw:text-style-name="P3" draw:layer="layout" svg:x1="2.954cm" svg:y1="2.776cm" svg:x2="3.174cm" svg:y2="2.996cm">
              <text:p/>
            </draw:line>
            <draw:line draw:style-name="gr3" draw:text-style-name="P3" draw:layer="layout" svg:x1="3.174cm" svg:y1="2.776cm" svg:x2="2.954cm" svg:y2="2.996cm">
              <text:p/>
            </draw:line>
          </draw:g>
          <draw:g>
            <draw:line draw:style-name="gr3" draw:text-style-name="P3" draw:layer="layout" svg:x1="2.954cm" svg:y1="3.03cm" svg:x2="3.174cm" svg:y2="3.25cm">
              <text:p/>
            </draw:line>
            <draw:line draw:style-name="gr3" draw:text-style-name="P3" draw:layer="layout" svg:x1="3.174cm" svg:y1="3.03cm" svg:x2="2.954cm" svg:y2="3.25cm">
              <text:p/>
            </draw:line>
          </draw:g>
          <draw:g>
            <draw:line draw:style-name="gr3" draw:text-style-name="P3" draw:layer="layout" svg:x1="2.954cm" svg:y1="3.284cm" svg:x2="3.174cm" svg:y2="3.504cm">
              <text:p/>
            </draw:line>
            <draw:line draw:style-name="gr3" draw:text-style-name="P3" draw:layer="layout" svg:x1="3.174cm" svg:y1="3.284cm" svg:x2="2.954cm" svg:y2="3.504cm">
              <text:p/>
            </draw:line>
          </draw:g>
          <draw:g>
            <draw:line draw:style-name="gr3" draw:text-style-name="P3" draw:layer="layout" svg:x1="2.954cm" svg:y1="3.538cm" svg:x2="3.174cm" svg:y2="3.758cm">
              <text:p/>
            </draw:line>
            <draw:line draw:style-name="gr3" draw:text-style-name="P3" draw:layer="layout" svg:x1="3.174cm" svg:y1="3.538cm" svg:x2="2.954cm" svg:y2="3.758cm">
              <text:p/>
            </draw:line>
          </draw:g>
          <draw:g>
            <draw:line draw:style-name="gr3" draw:text-style-name="P3" draw:layer="layout" svg:x1="2.954cm" svg:y1="3.792cm" svg:x2="3.174cm" svg:y2="4.012cm">
              <text:p/>
            </draw:line>
            <draw:line draw:style-name="gr3" draw:text-style-name="P3" draw:layer="layout" svg:x1="3.174cm" svg:y1="3.792cm" svg:x2="2.954cm" svg:y2="4.012cm">
              <text:p/>
            </draw:line>
          </draw:g>
          <draw:g>
            <draw:line draw:style-name="gr3" draw:text-style-name="P3" draw:layer="layout" svg:x1="2.954cm" svg:y1="2.014cm" svg:x2="3.174cm" svg:y2="2.234cm">
              <text:p/>
            </draw:line>
            <draw:line draw:style-name="gr3" draw:text-style-name="P3" draw:layer="layout" svg:x1="3.174cm" svg:y1="2.014cm" svg:x2="2.954cm" svg:y2="2.234cm">
              <text:p/>
            </draw:line>
          </draw:g>
          <draw:g>
            <draw:line draw:style-name="gr3" draw:text-style-name="P3" draw:layer="layout" svg:x1="2.954cm" svg:y1="2.268cm" svg:x2="3.174cm" svg:y2="2.488cm">
              <text:p/>
            </draw:line>
            <draw:line draw:style-name="gr3" draw:text-style-name="P3" draw:layer="layout" svg:x1="3.174cm" svg:y1="2.268cm" svg:x2="2.954cm" svg:y2="2.488cm">
              <text:p/>
            </draw:line>
          </draw:g>
          <draw:g>
            <draw:line draw:style-name="gr3" draw:text-style-name="P3" draw:layer="layout" svg:x1="2.954cm" svg:y1="2.522cm" svg:x2="3.174cm" svg:y2="2.742cm">
              <text:p/>
            </draw:line>
            <draw:line draw:style-name="gr3" draw:text-style-name="P3" draw:layer="layout" svg:x1="3.174cm" svg:y1="2.522cm" svg:x2="2.954cm" svg:y2="2.742cm">
              <text:p/>
            </draw:line>
          </draw:g>
          <draw:g>
            <draw:line draw:style-name="gr3" draw:text-style-name="P3" draw:layer="layout" svg:x1="2.954cm" svg:y1="4.046cm" svg:x2="3.174cm" svg:y2="4.266cm">
              <text:p/>
            </draw:line>
            <draw:line draw:style-name="gr3" draw:text-style-name="P3" draw:layer="layout" svg:x1="3.174cm" svg:y1="4.046cm" svg:x2="2.954cm" svg:y2="4.266cm">
              <text:p/>
            </draw:line>
          </draw:g>
          <draw:g>
            <draw:line draw:style-name="gr3" draw:text-style-name="P3" draw:layer="layout" svg:x1="2.954cm" svg:y1="4.3cm" svg:x2="3.174cm" svg:y2="4.52cm">
              <text:p/>
            </draw:line>
            <draw:line draw:style-name="gr3" draw:text-style-name="P3" draw:layer="layout" svg:x1="3.174cm" svg:y1="4.3cm" svg:x2="2.954cm" svg:y2="4.52cm">
              <text:p/>
            </draw:line>
          </draw:g>
          <draw:g>
            <draw:line draw:style-name="gr3" draw:text-style-name="P3" draw:layer="layout" svg:x1="1.45cm" svg:y1="2.776cm" svg:x2="1.67cm" svg:y2="2.996cm">
              <text:p/>
            </draw:line>
            <draw:line draw:style-name="gr3" draw:text-style-name="P3" draw:layer="layout" svg:x1="1.67cm" svg:y1="2.776cm" svg:x2="1.45cm" svg:y2="2.996cm">
              <text:p/>
            </draw:line>
          </draw:g>
          <draw:g>
            <draw:line draw:style-name="gr3" draw:text-style-name="P3" draw:layer="layout" svg:x1="1.45cm" svg:y1="3.03cm" svg:x2="1.67cm" svg:y2="3.25cm">
              <text:p/>
            </draw:line>
            <draw:line draw:style-name="gr3" draw:text-style-name="P3" draw:layer="layout" svg:x1="1.67cm" svg:y1="3.03cm" svg:x2="1.45cm" svg:y2="3.25cm">
              <text:p/>
            </draw:line>
          </draw:g>
          <draw:g>
            <draw:line draw:style-name="gr3" draw:text-style-name="P3" draw:layer="layout" svg:x1="1.45cm" svg:y1="3.284cm" svg:x2="1.67cm" svg:y2="3.504cm">
              <text:p/>
            </draw:line>
            <draw:line draw:style-name="gr3" draw:text-style-name="P3" draw:layer="layout" svg:x1="1.67cm" svg:y1="3.284cm" svg:x2="1.45cm" svg:y2="3.504cm">
              <text:p/>
            </draw:line>
          </draw:g>
          <draw:g>
            <draw:line draw:style-name="gr3" draw:text-style-name="P3" draw:layer="layout" svg:x1="1.45cm" svg:y1="3.538cm" svg:x2="1.67cm" svg:y2="3.758cm">
              <text:p/>
            </draw:line>
            <draw:line draw:style-name="gr3" draw:text-style-name="P3" draw:layer="layout" svg:x1="1.67cm" svg:y1="3.538cm" svg:x2="1.45cm" svg:y2="3.758cm">
              <text:p/>
            </draw:line>
          </draw:g>
          <draw:g>
            <draw:line draw:style-name="gr3" draw:text-style-name="P3" draw:layer="layout" svg:x1="1.45cm" svg:y1="3.792cm" svg:x2="1.67cm" svg:y2="4.012cm">
              <text:p/>
            </draw:line>
            <draw:line draw:style-name="gr3" draw:text-style-name="P3" draw:layer="layout" svg:x1="1.67cm" svg:y1="3.792cm" svg:x2="1.45cm" svg:y2="4.012cm">
              <text:p/>
            </draw:line>
          </draw:g>
          <draw:g>
            <draw:line draw:style-name="gr3" draw:text-style-name="P3" draw:layer="layout" svg:x1="1.45cm" svg:y1="2.014cm" svg:x2="1.67cm" svg:y2="2.234cm">
              <text:p/>
            </draw:line>
            <draw:line draw:style-name="gr3" draw:text-style-name="P3" draw:layer="layout" svg:x1="1.67cm" svg:y1="2.014cm" svg:x2="1.45cm" svg:y2="2.234cm">
              <text:p/>
            </draw:line>
          </draw:g>
          <draw:g>
            <draw:line draw:style-name="gr3" draw:text-style-name="P3" draw:layer="layout" svg:x1="1.45cm" svg:y1="2.268cm" svg:x2="1.67cm" svg:y2="2.488cm">
              <text:p/>
            </draw:line>
            <draw:line draw:style-name="gr3" draw:text-style-name="P3" draw:layer="layout" svg:x1="1.67cm" svg:y1="2.268cm" svg:x2="1.45cm" svg:y2="2.488cm">
              <text:p/>
            </draw:line>
          </draw:g>
          <draw:g>
            <draw:line draw:style-name="gr3" draw:text-style-name="P3" draw:layer="layout" svg:x1="1.45cm" svg:y1="2.522cm" svg:x2="1.67cm" svg:y2="2.742cm">
              <text:p/>
            </draw:line>
            <draw:line draw:style-name="gr3" draw:text-style-name="P3" draw:layer="layout" svg:x1="1.67cm" svg:y1="2.522cm" svg:x2="1.45cm" svg:y2="2.742cm">
              <text:p/>
            </draw:line>
          </draw:g>
          <draw:g>
            <draw:line draw:style-name="gr3" draw:text-style-name="P3" draw:layer="layout" svg:x1="1.45cm" svg:y1="4.046cm" svg:x2="1.67cm" svg:y2="4.266cm">
              <text:p/>
            </draw:line>
            <draw:line draw:style-name="gr3" draw:text-style-name="P3" draw:layer="layout" svg:x1="1.67cm" svg:y1="4.046cm" svg:x2="1.45cm" svg:y2="4.266cm">
              <text:p/>
            </draw:line>
          </draw:g>
          <draw:g>
            <draw:line draw:style-name="gr3" draw:text-style-name="P3" draw:layer="layout" svg:x1="1.45cm" svg:y1="4.3cm" svg:x2="1.67cm" svg:y2="4.52cm">
              <text:p/>
            </draw:line>
            <draw:line draw:style-name="gr3" draw:text-style-name="P3" draw:layer="layout" svg:x1="1.67cm" svg:y1="4.3cm" svg:x2="1.45cm" svg:y2="4.52cm">
              <text:p/>
            </draw:line>
          </draw:g>
          <draw:g>
            <draw:line draw:style-name="gr3" draw:text-style-name="P3" draw:layer="layout" svg:x1="2.974cm" svg:y1="1.252cm" svg:x2="3.194cm" svg:y2="1.472cm">
              <text:p/>
            </draw:line>
            <draw:line draw:style-name="gr3" draw:text-style-name="P3" draw:layer="layout" svg:x1="3.194cm" svg:y1="1.252cm" svg:x2="2.974cm" svg:y2="1.472cm">
              <text:p/>
            </draw:line>
          </draw:g>
          <draw:g>
            <draw:line draw:style-name="gr3" draw:text-style-name="P3" draw:layer="layout" svg:x1="2.974cm" svg:y1="1.506cm" svg:x2="3.194cm" svg:y2="1.726cm">
              <text:p/>
            </draw:line>
            <draw:line draw:style-name="gr3" draw:text-style-name="P3" draw:layer="layout" svg:x1="3.194cm" svg:y1="1.506cm" svg:x2="2.974cm" svg:y2="1.726cm">
              <text:p/>
            </draw:line>
          </draw:g>
          <draw:g>
            <draw:line draw:style-name="gr3" draw:text-style-name="P3" draw:layer="layout" svg:x1="2.974cm" svg:y1="1.76cm" svg:x2="3.194cm" svg:y2="1.98cm">
              <text:p/>
            </draw:line>
            <draw:line draw:style-name="gr3" draw:text-style-name="P3" draw:layer="layout" svg:x1="3.194cm" svg:y1="1.76cm" svg:x2="2.974cm" svg:y2="1.98cm">
              <text:p/>
            </draw:line>
          </draw:g>
          <draw:g>
            <draw:line draw:style-name="gr3" draw:text-style-name="P3" draw:layer="layout" svg:x1="1.45cm" svg:y1="1.252cm" svg:x2="1.67cm" svg:y2="1.472cm">
              <text:p/>
            </draw:line>
            <draw:line draw:style-name="gr3" draw:text-style-name="P3" draw:layer="layout" svg:x1="1.67cm" svg:y1="1.252cm" svg:x2="1.45cm" svg:y2="1.472cm">
              <text:p/>
            </draw:line>
          </draw:g>
          <draw:g>
            <draw:line draw:style-name="gr3" draw:text-style-name="P3" draw:layer="layout" svg:x1="1.45cm" svg:y1="1.506cm" svg:x2="1.67cm" svg:y2="1.726cm">
              <text:p/>
            </draw:line>
            <draw:line draw:style-name="gr3" draw:text-style-name="P3" draw:layer="layout" svg:x1="1.67cm" svg:y1="1.506cm" svg:x2="1.45cm" svg:y2="1.726cm">
              <text:p/>
            </draw:line>
          </draw:g>
          <draw:g>
            <draw:line draw:style-name="gr3" draw:text-style-name="P3" draw:layer="layout" svg:x1="1.45cm" svg:y1="1.76cm" svg:x2="1.67cm" svg:y2="1.98cm">
              <text:p/>
            </draw:line>
            <draw:line draw:style-name="gr3" draw:text-style-name="P3" draw:layer="layout" svg:x1="1.67cm" svg:y1="1.76cm" svg:x2="1.45cm" svg:y2="1.98cm">
              <text:p/>
            </draw:line>
          </draw:g>
          <draw:g>
            <draw:line draw:style-name="gr3" draw:text-style-name="P3" draw:layer="layout" svg:x1="1.45cm" svg:y1="4.554cm" svg:x2="1.67cm" svg:y2="4.774cm">
              <text:p/>
            </draw:line>
            <draw:line draw:style-name="gr3" draw:text-style-name="P3" draw:layer="layout" svg:x1="1.67cm" svg:y1="4.554cm" svg:x2="1.45cm" svg:y2="4.774cm">
              <text:p/>
            </draw:line>
          </draw:g>
          <draw:g>
            <draw:line draw:style-name="gr3" draw:text-style-name="P3" draw:layer="layout" svg:x1="2.954cm" svg:y1="4.554cm" svg:x2="3.174cm" svg:y2="4.774cm">
              <text:p/>
            </draw:line>
            <draw:line draw:style-name="gr3" draw:text-style-name="P3" draw:layer="layout" svg:x1="3.174cm" svg:y1="4.554cm" svg:x2="2.954cm" svg:y2="4.774cm">
              <text:p/>
            </draw:line>
          </draw:g>
          <draw:g>
            <draw:line draw:style-name="gr3" draw:text-style-name="P3" draw:layer="layout" svg:x1="7.038cm" svg:y1="1.76cm" svg:x2="7.258cm" svg:y2="1.98cm">
              <text:p/>
            </draw:line>
            <draw:line draw:style-name="gr3" draw:text-style-name="P3" draw:layer="layout" svg:x1="7.258cm" svg:y1="1.76cm" svg:x2="7.038cm" svg:y2="1.98cm">
              <text:p/>
            </draw:line>
          </draw:g>
          <draw:g>
            <draw:line draw:style-name="gr3" draw:text-style-name="P3" draw:layer="layout" svg:x1="7.038cm" svg:y1="2.268cm" svg:x2="7.258cm" svg:y2="2.488cm">
              <text:p/>
            </draw:line>
            <draw:line draw:style-name="gr3" draw:text-style-name="P3" draw:layer="layout" svg:x1="7.258cm" svg:y1="2.268cm" svg:x2="7.038cm" svg:y2="2.488cm">
              <text:p/>
            </draw:line>
          </draw:g>
          <draw:g>
            <draw:line draw:style-name="gr3" draw:text-style-name="P3" draw:layer="layout" svg:x1="7.038cm" svg:y1="2.522cm" svg:x2="7.258cm" svg:y2="2.742cm">
              <text:p/>
            </draw:line>
            <draw:line draw:style-name="gr3" draw:text-style-name="P3" draw:layer="layout" svg:x1="7.258cm" svg:y1="2.522cm" svg:x2="7.038cm" svg:y2="2.742cm">
              <text:p/>
            </draw:line>
          </draw:g>
          <draw:g>
            <draw:line draw:style-name="gr3" draw:text-style-name="P3" draw:layer="layout" svg:x1="6.022cm" svg:y1="4.046cm" svg:x2="6.242cm" svg:y2="4.266cm">
              <text:p/>
            </draw:line>
            <draw:line draw:style-name="gr3" draw:text-style-name="P3" draw:layer="layout" svg:x1="6.242cm" svg:y1="4.046cm" svg:x2="6.022cm" svg:y2="4.266cm">
              <text:p/>
            </draw:line>
          </draw:g>
          <draw:g>
            <draw:line draw:style-name="gr3" draw:text-style-name="P3" draw:layer="layout" svg:x1="6.022cm" svg:y1="4.3cm" svg:x2="6.242cm" svg:y2="4.52cm">
              <text:p/>
            </draw:line>
            <draw:line draw:style-name="gr3" draw:text-style-name="P3" draw:layer="layout" svg:x1="6.242cm" svg:y1="4.3cm" svg:x2="6.022cm" svg:y2="4.52cm">
              <text:p/>
            </draw:line>
          </draw:g>
          <draw:g>
            <draw:line draw:style-name="gr3" draw:text-style-name="P3" draw:layer="layout" svg:x1="6.022cm" svg:y1="4.554cm" svg:x2="6.242cm" svg:y2="4.774cm">
              <text:p/>
            </draw:line>
            <draw:line draw:style-name="gr3" draw:text-style-name="P3" draw:layer="layout" svg:x1="6.242cm" svg:y1="4.554cm" svg:x2="6.022cm" svg:y2="4.774cm">
              <text:p/>
            </draw:line>
          </draw:g>
        </draw:g>
        <draw:frame draw:style-name="gr4" draw:text-style-name="P4" draw:layer="layout" svg:width="0.97cm" svg:height="0.649cm" svg:x="8.379cm" svg:y="4.969cm">
          <draw:text-box>
            <text:p><text:span text:style-name="T1">GND</text:span></text:p>
          </draw:text-box>
        </draw:frame>
        <draw:frame draw:style-name="gr5" draw:text-style-name="P4" draw:layer="layout" svg:width="0.97cm" svg:height="0.45cm" svg:x="8.379cm" svg:y="4.709cm">
          <draw:text-box>
            <text:p><text:span text:style-name="T1">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21T19:01:19.064513780</dc:date>
    <dc:creator>Dirk Schanz</dc:creator>
    <meta:editing-duration>PT4H28M32S</meta:editing-duration>
    <meta:editing-cycles>43</meta:editing-cycles>
    <meta:generator>LibreOffice/6.0.3.2$Linux_X86_64 LibreOffice_project/00m0$Build-2</meta:generator>
    <meta:document-statistic meta:object-count="169"/>
  </office:meta>
</office:document-meta>
</file>